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4.98876"/>
          <table:table-cell office:value-type="float" office:value="4.527"/>
          <table:table-cell office:value-type="float" office:value="2.43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5501.0"/>
          <table:table-cell office:value-type="float" office:value="42237.0"/>
          <table:table-cell office:value-type="float" office:value="236316.0"/>
          <table:table-cell office:value-type="float" office:value="845633.0"/>
          <table:table-cell office:value-type="float" office:value="2444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6571.0"/>
          <table:table-cell office:value-type="float" office:value="501925.0"/>
          <table:table-cell office:value-type="float" office:value="396338.0"/>
          <table:table-cell office:value-type="float" office:value="316928.0"/>
          <table:table-cell office:value-type="float" office:value="337374.0"/>
          <table:table-cell office:value-type="float" office:value="820.0"/>
          <table:table-cell office:value-type="float" office:value="5.2241"/>
          <table:table-cell office:value-type="float" office:value="4.731"/>
          <table:table-cell office:value-type="float" office:value="2.58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4540.0"/>
          <table:table-cell office:value-type="float" office:value="50449.0"/>
          <table:table-cell office:value-type="float" office:value="236316.0"/>
          <table:table-cell office:value-type="float" office:value="845633.0"/>
          <table:table-cell office:value-type="float" office:value="2460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6571.0"/>
          <table:table-cell office:value-type="float" office:value="501925.0"/>
          <table:table-cell office:value-type="float" office:value="396338.0"/>
          <table:table-cell office:value-type="float" office:value="316928.0"/>
          <table:table-cell office:value-type="float" office:value="337374.0"/>
          <table:table-cell office:value-type="float" office:value="820.0"/>
          <table:table-cell office:value-type="float" office:value="2.08009"/>
          <table:table-cell office:value-type="float" office:value="1.679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9.0"/>
          <table:table-cell office:value-type="float" office:value="3549.0"/>
          <table:table-cell office:value-type="float" office:value="190236.0"/>
          <table:table-cell office:value-type="float" office:value="692553.0"/>
          <table:table-cell office:value-type="float" office:value="2049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906.0"/>
          <table:table-cell office:value-type="float" office:value="417760.0"/>
          <table:table-cell office:value-type="float" office:value="321353.0"/>
          <table:table-cell office:value-type="float" office:value="261468.0"/>
          <table:table-cell office:value-type="float" office:value="187998.0"/>
          <table:table-cell office:value-type="float" office:value="2120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7.18272"/>
          <table:table-cell office:value-type="float" office:value="6.699"/>
          <table:table-cell office:value-type="float" office:value="4.51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2223.0"/>
          <table:table-cell office:value-type="float" office:value="75199.0"/>
          <table:table-cell office:value-type="float" office:value="236316.0"/>
          <table:table-cell office:value-type="float" office:value="845634.0"/>
          <table:table-cell office:value-type="float" office:value="2435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6571.0"/>
          <table:table-cell office:value-type="float" office:value="501925.0"/>
          <table:table-cell office:value-type="float" office:value="396338.0"/>
          <table:table-cell office:value-type="float" office:value="316928.0"/>
          <table:table-cell office:value-type="float" office:value="337374.0"/>
          <table:table-cell office:value-type="float" office:value="820.0"/>
          <table:table-cell office:value-type="float" office:value="13.8965"/>
          <table:table-cell office:value-type="float" office:value="13.411"/>
          <table:table-cell office:value-type="float" office:value="11.26"/>
          <table:table-cell office:value-type="float" office:value="1.0"/>
          <table:table-cell office:value-type="float" office:value="0.0"/>
          <table:table-cell office:value-type="float" office:value="84.0"/>
          <table:table-cell office:value-type="float" office:value="23424.0"/>
          <table:table-cell office:value-type="float" office:value="288267.0"/>
          <table:table-cell office:value-type="float" office:value="236316.0"/>
          <table:table-cell office:value-type="float" office:value="845634.0"/>
          <table:table-cell office:value-type="float" office:value="2460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6571.0"/>
          <table:table-cell office:value-type="float" office:value="501925.0"/>
          <table:table-cell office:value-type="float" office:value="396338.0"/>
          <table:table-cell office:value-type="float" office:value="316928.0"/>
          <table:table-cell office:value-type="float" office:value="337374.0"/>
          <table:table-cell office:value-type="float" office:value="820.0"/>
          <table:table-cell office:value-type="float" office:value="2.29835"/>
          <table:table-cell office:value-type="float" office:value="1.791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154.0"/>
          <table:table-cell office:value-type="float" office:value="190236.0"/>
          <table:table-cell office:value-type="float" office:value="692554.0"/>
          <table:table-cell office:value-type="float" office:value="2049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906.0"/>
          <table:table-cell office:value-type="float" office:value="417760.0"/>
          <table:table-cell office:value-type="float" office:value="321353.0"/>
          <table:table-cell office:value-type="float" office:value="261468.0"/>
          <table:table-cell office:value-type="float" office:value="187998.0"/>
          <table:table-cell office:value-type="float" office:value="2120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6.97158"/>
          <table:table-cell office:value-type="float" office:value="6.479"/>
          <table:table-cell office:value-type="float" office:value="4.27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10177.0"/>
          <table:table-cell office:value-type="float" office:value="72332.0"/>
          <table:table-cell office:value-type="float" office:value="236316.0"/>
          <table:table-cell office:value-type="float" office:value="845633.0"/>
          <table:table-cell office:value-type="float" office:value="2425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6571.0"/>
          <table:table-cell office:value-type="float" office:value="501925.0"/>
          <table:table-cell office:value-type="float" office:value="396338.0"/>
          <table:table-cell office:value-type="float" office:value="316928.0"/>
          <table:table-cell office:value-type="float" office:value="337374.0"/>
          <table:table-cell office:value-type="float" office:value="820.0"/>
          <table:table-cell office:value-type="float" office:value="6.95133"/>
          <table:table-cell office:value-type="float" office:value="6.479"/>
          <table:table-cell office:value-type="float" office:value="4.24"/>
          <table:table-cell office:value-type="float" office:value="1.0"/>
          <table:table-cell office:value-type="float" office:value="0.0"/>
          <table:table-cell office:value-type="float" office:value="45.0"/>
          <table:table-cell office:value-type="float" office:value="9241.0"/>
          <table:table-cell office:value-type="float" office:value="86073.0"/>
          <table:table-cell office:value-type="float" office:value="236316.0"/>
          <table:table-cell office:value-type="float" office:value="845633.0"/>
          <table:table-cell office:value-type="float" office:value="2423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6571.0"/>
          <table:table-cell office:value-type="float" office:value="501925.0"/>
          <table:table-cell office:value-type="float" office:value="396338.0"/>
          <table:table-cell office:value-type="float" office:value="316928.0"/>
          <table:table-cell office:value-type="float" office:value="337374.0"/>
          <table:table-cell office:value-type="float" office:value="820.0"/>
          <table:table-cell office:value-type="float" office:value="2.33548"/>
          <table:table-cell office:value-type="float" office:value="1.858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2835.0"/>
          <table:table-cell office:value-type="float" office:value="190236.0"/>
          <table:table-cell office:value-type="float" office:value="692553.0"/>
          <table:table-cell office:value-type="float" office:value="2068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906.0"/>
          <table:table-cell office:value-type="float" office:value="417760.0"/>
          <table:table-cell office:value-type="float" office:value="321353.0"/>
          <table:table-cell office:value-type="float" office:value="261468.0"/>
          <table:table-cell office:value-type="float" office:value="187998.0"/>
          <table:table-cell office:value-type="float" office:value="2120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5.54611"/>
          <table:table-cell office:value-type="float" office:value="5.071"/>
          <table:table-cell office:value-type="float" office:value="2.95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7343.0"/>
          <table:table-cell office:value-type="float" office:value="45473.0"/>
          <table:table-cell office:value-type="float" office:value="236316.0"/>
          <table:table-cell office:value-type="float" office:value="845633.0"/>
          <table:table-cell office:value-type="float" office:value="2428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6571.0"/>
          <table:table-cell office:value-type="float" office:value="501925.0"/>
          <table:table-cell office:value-type="float" office:value="396338.0"/>
          <table:table-cell office:value-type="float" office:value="316928.0"/>
          <table:table-cell office:value-type="float" office:value="337374.0"/>
          <table:table-cell office:value-type="float" office:value="820.0"/>
          <table:table-cell office:value-type="float" office:value="6.68936"/>
          <table:table-cell office:value-type="float" office:value="6.214"/>
          <table:table-cell office:value-type="float" office:value="4.01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11554.0"/>
          <table:table-cell office:value-type="float" office:value="75716.0"/>
          <table:table-cell office:value-type="float" office:value="236316.0"/>
          <table:table-cell office:value-type="float" office:value="845633.0"/>
          <table:table-cell office:value-type="float" office:value="2437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6571.0"/>
          <table:table-cell office:value-type="float" office:value="501925.0"/>
          <table:table-cell office:value-type="float" office:value="396338.0"/>
          <table:table-cell office:value-type="float" office:value="316928.0"/>
          <table:table-cell office:value-type="float" office:value="337374.0"/>
          <table:table-cell office:value-type="float" office:value="820.0"/>
          <table:table-cell office:value-type="float" office:value="2.24113"/>
          <table:table-cell office:value-type="float" office:value="1.727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68.0"/>
          <table:table-cell office:value-type="float" office:value="2162.0"/>
          <table:table-cell office:value-type="float" office:value="190236.0"/>
          <table:table-cell office:value-type="float" office:value="692553.0"/>
          <table:table-cell office:value-type="float" office:value="2042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906.0"/>
          <table:table-cell office:value-type="float" office:value="417760.0"/>
          <table:table-cell office:value-type="float" office:value="321353.0"/>
          <table:table-cell office:value-type="float" office:value="261468.0"/>
          <table:table-cell office:value-type="float" office:value="187998.0"/>
          <table:table-cell office:value-type="float" office:value="2120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8.04923"/>
          <table:table-cell office:value-type="float" office:value="7.565"/>
          <table:table-cell office:value-type="float" office:value="5.42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2491.0"/>
          <table:table-cell office:value-type="float" office:value="127670.0"/>
          <table:table-cell office:value-type="float" office:value="236316.0"/>
          <table:table-cell office:value-type="float" office:value="845634.0"/>
          <table:table-cell office:value-type="float" office:value="2457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6571.0"/>
          <table:table-cell office:value-type="float" office:value="501925.0"/>
          <table:table-cell office:value-type="float" office:value="396338.0"/>
          <table:table-cell office:value-type="float" office:value="316928.0"/>
          <table:table-cell office:value-type="float" office:value="337374.0"/>
          <table:table-cell office:value-type="float" office:value="820.0"/>
          <table:table-cell office:value-type="float" office:value="6.18789"/>
          <table:table-cell office:value-type="float" office:value="5.734"/>
          <table:table-cell office:value-type="float" office:value="3.52"/>
          <table:table-cell office:value-type="float" office:value="1.0"/>
          <table:table-cell office:value-type="float" office:value="0.0"/>
          <table:table-cell office:value-type="float" office:value="31.0"/>
          <table:table-cell office:value-type="float" office:value="7379.0"/>
          <table:table-cell office:value-type="float" office:value="69008.0"/>
          <table:table-cell office:value-type="float" office:value="236316.0"/>
          <table:table-cell office:value-type="float" office:value="845634.0"/>
          <table:table-cell office:value-type="float" office:value="2444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6571.0"/>
          <table:table-cell office:value-type="float" office:value="501925.0"/>
          <table:table-cell office:value-type="float" office:value="396338.0"/>
          <table:table-cell office:value-type="float" office:value="316928.0"/>
          <table:table-cell office:value-type="float" office:value="337374.0"/>
          <table:table-cell office:value-type="float" office:value="820.0"/>
          <table:table-cell office:value-type="float" office:value="2.60128"/>
          <table:table-cell office:value-type="float" office:value="2.144"/>
          <table:table-cell office:value-type="float" office:value="0.44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76.0"/>
          <table:table-cell office:value-type="float" office:value="8452.0"/>
          <table:table-cell office:value-type="float" office:value="190236.0"/>
          <table:table-cell office:value-type="float" office:value="692554.0"/>
          <table:table-cell office:value-type="float" office:value="2045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9906.0"/>
          <table:table-cell office:value-type="float" office:value="417760.0"/>
          <table:table-cell office:value-type="float" office:value="321353.0"/>
          <table:table-cell office:value-type="float" office:value="261468.0"/>
          <table:table-cell office:value-type="float" office:value="187998.0"/>
          <table:table-cell office:value-type="float" office:value="2120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7.54731"/>
          <table:table-cell office:value-type="float" office:value="7.112"/>
          <table:table-cell office:value-type="float" office:value="4.83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4744.0"/>
          <table:table-cell office:value-type="float" office:value="72858.0"/>
          <table:table-cell office:value-type="float" office:value="253435.0"/>
          <table:table-cell office:value-type="float" office:value="906345.0"/>
          <table:table-cell office:value-type="float" office:value="2547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0864.0"/>
          <table:table-cell office:value-type="float" office:value="530189.0"/>
          <table:table-cell office:value-type="float" office:value="421445.0"/>
          <table:table-cell office:value-type="float" office:value="334118.0"/>
          <table:table-cell office:value-type="float" office:value="343766.0"/>
          <table:table-cell office:value-type="float" office:value="820.0"/>
          <table:table-cell office:value-type="float" office:value="2.95287"/>
          <table:table-cell office:value-type="float" office:value="2.636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18.0"/>
          <table:table-cell office:value-type="float" office:value="2289.0"/>
          <table:table-cell office:value-type="float" office:value="253435.0"/>
          <table:table-cell office:value-type="float" office:value="906345.0"/>
          <table:table-cell office:value-type="float" office:value="2524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0864.0"/>
          <table:table-cell office:value-type="float" office:value="530189.0"/>
          <table:table-cell office:value-type="float" office:value="421445.0"/>
          <table:table-cell office:value-type="float" office:value="334118.0"/>
          <table:table-cell office:value-type="float" office:value="343766.0"/>
          <table:table-cell office:value-type="float" office:value="820.0"/>
          <table:table-cell office:value-type="float" office:value="2.36649"/>
          <table:table-cell office:value-type="float" office:value="1.914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146.0"/>
          <table:table-cell office:value-type="float" office:value="192621.0"/>
          <table:table-cell office:value-type="float" office:value="708885.0"/>
          <table:table-cell office:value-type="float" office:value="2131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9465.0"/>
          <table:table-cell office:value-type="float" office:value="416378.0"/>
          <table:table-cell office:value-type="float" office:value="346460.0"/>
          <table:table-cell office:value-type="float" office:value="263924.0"/>
          <table:table-cell office:value-type="float" office:value="194390.0"/>
          <table:table-cell office:value-type="float" office:value="2120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4.77828"/>
          <table:table-cell office:value-type="float" office:value="4.329"/>
          <table:table-cell office:value-type="float" office:value="2.21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184.0"/>
          <table:table-cell office:value-type="float" office:value="48525.0"/>
          <table:table-cell office:value-type="float" office:value="253435.0"/>
          <table:table-cell office:value-type="float" office:value="906345.0"/>
          <table:table-cell office:value-type="float" office:value="2522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0864.0"/>
          <table:table-cell office:value-type="float" office:value="530189.0"/>
          <table:table-cell office:value-type="float" office:value="421445.0"/>
          <table:table-cell office:value-type="float" office:value="334118.0"/>
          <table:table-cell office:value-type="float" office:value="343766.0"/>
          <table:table-cell office:value-type="float" office:value="820.0"/>
          <table:table-cell office:value-type="float" office:value="6.56099"/>
          <table:table-cell office:value-type="float" office:value="6.238"/>
          <table:table-cell office:value-type="float" office:value="3.86"/>
          <table:table-cell office:value-type="float" office:value="1.0"/>
          <table:table-cell office:value-type="float" office:value="0.0"/>
          <table:table-cell office:value-type="float" office:value="54.0"/>
          <table:table-cell office:value-type="float" office:value="10726.0"/>
          <table:table-cell office:value-type="float" office:value="75626.0"/>
          <table:table-cell office:value-type="float" office:value="253435.0"/>
          <table:table-cell office:value-type="float" office:value="906345.0"/>
          <table:table-cell office:value-type="float" office:value="252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0864.0"/>
          <table:table-cell office:value-type="float" office:value="530189.0"/>
          <table:table-cell office:value-type="float" office:value="421445.0"/>
          <table:table-cell office:value-type="float" office:value="334118.0"/>
          <table:table-cell office:value-type="float" office:value="343766.0"/>
          <table:table-cell office:value-type="float" office:value="820.0"/>
          <table:table-cell office:value-type="float" office:value="2.47688"/>
          <table:table-cell office:value-type="float" office:value="2.012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3.0"/>
          <table:table-cell office:value-type="float" office:value="4347.0"/>
          <table:table-cell office:value-type="float" office:value="192621.0"/>
          <table:table-cell office:value-type="float" office:value="708885.0"/>
          <table:table-cell office:value-type="float" office:value="2107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9465.0"/>
          <table:table-cell office:value-type="float" office:value="416378.0"/>
          <table:table-cell office:value-type="float" office:value="346460.0"/>
          <table:table-cell office:value-type="float" office:value="263924.0"/>
          <table:table-cell office:value-type="float" office:value="194390.0"/>
          <table:table-cell office:value-type="float" office:value="2120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1.0801"/>
          <table:table-cell office:value-type="float" office:value="10.675"/>
          <table:table-cell office:value-type="float" office:value="8.49"/>
          <table:table-cell office:value-type="float" office:value="0.0"/>
          <table:table-cell office:value-type="float" office:value="0.0"/>
          <table:table-cell office:value-type="float" office:value="93.0"/>
          <table:table-cell office:value-type="float" office:value="26416.0"/>
          <table:table-cell office:value-type="float" office:value="145475.0"/>
          <table:table-cell office:value-type="float" office:value="253435.0"/>
          <table:table-cell office:value-type="float" office:value="906346.0"/>
          <table:table-cell office:value-type="float" office:value="2511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0864.0"/>
          <table:table-cell office:value-type="float" office:value="530189.0"/>
          <table:table-cell office:value-type="float" office:value="421445.0"/>
          <table:table-cell office:value-type="float" office:value="334118.0"/>
          <table:table-cell office:value-type="float" office:value="343766.0"/>
          <table:table-cell office:value-type="float" office:value="820.0"/>
          <table:table-cell office:value-type="float" office:value="5.53395"/>
          <table:table-cell office:value-type="float" office:value="5.184"/>
          <table:table-cell office:value-type="float" office:value="2.76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649.0"/>
          <table:table-cell office:value-type="float" office:value="53450.0"/>
          <table:table-cell office:value-type="float" office:value="253435.0"/>
          <table:table-cell office:value-type="float" office:value="906346.0"/>
          <table:table-cell office:value-type="float" office:value="2520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0864.0"/>
          <table:table-cell office:value-type="float" office:value="530189.0"/>
          <table:table-cell office:value-type="float" office:value="421445.0"/>
          <table:table-cell office:value-type="float" office:value="334118.0"/>
          <table:table-cell office:value-type="float" office:value="343766.0"/>
          <table:table-cell office:value-type="float" office:value="820.0"/>
          <table:table-cell office:value-type="float" office:value="2.45388"/>
          <table:table-cell office:value-type="float" office:value="1.975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3596.0"/>
          <table:table-cell office:value-type="float" office:value="192621.0"/>
          <table:table-cell office:value-type="float" office:value="708886.0"/>
          <table:table-cell office:value-type="float" office:value="2107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9465.0"/>
          <table:table-cell office:value-type="float" office:value="416378.0"/>
          <table:table-cell office:value-type="float" office:value="346460.0"/>
          <table:table-cell office:value-type="float" office:value="263924.0"/>
          <table:table-cell office:value-type="float" office:value="194390.0"/>
          <table:table-cell office:value-type="float" office:value="2120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7.96764"/>
          <table:table-cell office:value-type="float" office:value="7.527"/>
          <table:table-cell office:value-type="float" office:value="5.31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6288.0"/>
          <table:table-cell office:value-type="float" office:value="107733.0"/>
          <table:table-cell office:value-type="float" office:value="253435.0"/>
          <table:table-cell office:value-type="float" office:value="906347.0"/>
          <table:table-cell office:value-type="float" office:value="252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0864.0"/>
          <table:table-cell office:value-type="float" office:value="530189.0"/>
          <table:table-cell office:value-type="float" office:value="421445.0"/>
          <table:table-cell office:value-type="float" office:value="334118.0"/>
          <table:table-cell office:value-type="float" office:value="343766.0"/>
          <table:table-cell office:value-type="float" office:value="820.0"/>
          <table:table-cell office:value-type="float" office:value="3.95762"/>
          <table:table-cell office:value-type="float" office:value="3.632"/>
          <table:table-cell office:value-type="float" office:value="1.24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4494.0"/>
          <table:table-cell office:value-type="float" office:value="23278.0"/>
          <table:table-cell office:value-type="float" office:value="253435.0"/>
          <table:table-cell office:value-type="float" office:value="906347.0"/>
          <table:table-cell office:value-type="float" office:value="252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0864.0"/>
          <table:table-cell office:value-type="float" office:value="530189.0"/>
          <table:table-cell office:value-type="float" office:value="421445.0"/>
          <table:table-cell office:value-type="float" office:value="334118.0"/>
          <table:table-cell office:value-type="float" office:value="343766.0"/>
          <table:table-cell office:value-type="float" office:value="820.0"/>
          <table:table-cell office:value-type="float" office:value="2.51982"/>
          <table:table-cell office:value-type="float" office:value="1.966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2.0"/>
          <table:table-cell office:value-type="float" office:value="2865.0"/>
          <table:table-cell office:value-type="float" office:value="192621.0"/>
          <table:table-cell office:value-type="float" office:value="708887.0"/>
          <table:table-cell office:value-type="float" office:value="2114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9465.0"/>
          <table:table-cell office:value-type="float" office:value="416378.0"/>
          <table:table-cell office:value-type="float" office:value="346460.0"/>
          <table:table-cell office:value-type="float" office:value="263924.0"/>
          <table:table-cell office:value-type="float" office:value="194390.0"/>
          <table:table-cell office:value-type="float" office:value="2120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5.9848"/>
          <table:table-cell office:value-type="float" office:value="5.543"/>
          <table:table-cell office:value-type="float" office:value="3.22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8887.0"/>
          <table:table-cell office:value-type="float" office:value="54070.0"/>
          <table:table-cell office:value-type="float" office:value="253435.0"/>
          <table:table-cell office:value-type="float" office:value="906347.0"/>
          <table:table-cell office:value-type="float" office:value="2526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0864.0"/>
          <table:table-cell office:value-type="float" office:value="530189.0"/>
          <table:table-cell office:value-type="float" office:value="421445.0"/>
          <table:table-cell office:value-type="float" office:value="334118.0"/>
          <table:table-cell office:value-type="float" office:value="343766.0"/>
          <table:table-cell office:value-type="float" office:value="820.0"/>
          <table:table-cell office:value-type="float" office:value="4.69818"/>
          <table:table-cell office:value-type="float" office:value="4.17"/>
          <table:table-cell office:value-type="float" office:value="1.87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5113.0"/>
          <table:table-cell office:value-type="float" office:value="30329.0"/>
          <table:table-cell office:value-type="float" office:value="253435.0"/>
          <table:table-cell office:value-type="float" office:value="906347.0"/>
          <table:table-cell office:value-type="float" office:value="2547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0864.0"/>
          <table:table-cell office:value-type="float" office:value="530189.0"/>
          <table:table-cell office:value-type="float" office:value="421445.0"/>
          <table:table-cell office:value-type="float" office:value="334118.0"/>
          <table:table-cell office:value-type="float" office:value="343766.0"/>
          <table:table-cell office:value-type="float" office:value="820.0"/>
          <table:table-cell office:value-type="float" office:value="2.44533"/>
          <table:table-cell office:value-type="float" office:value="1.982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2128.0"/>
          <table:table-cell office:value-type="float" office:value="192621.0"/>
          <table:table-cell office:value-type="float" office:value="708887.0"/>
          <table:table-cell office:value-type="float" office:value="2110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9465.0"/>
          <table:table-cell office:value-type="float" office:value="416378.0"/>
          <table:table-cell office:value-type="float" office:value="346460.0"/>
          <table:table-cell office:value-type="float" office:value="263924.0"/>
          <table:table-cell office:value-type="float" office:value="194390.0"/>
          <table:table-cell office:value-type="float" office:value="2120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5.14107"/>
          <table:table-cell office:value-type="float" office:value="4.742"/>
          <table:table-cell office:value-type="float" office:value="3.88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3382.0"/>
          <table:table-cell office:value-type="float" office:value="70919.0"/>
          <table:table-cell office:value-type="float" office:value="101716.0"/>
          <table:table-cell office:value-type="float" office:value="351144.0"/>
          <table:table-cell office:value-type="float" office:value="1588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277.0"/>
          <table:table-cell office:value-type="float" office:value="226892.0"/>
          <table:table-cell office:value-type="float" office:value="162697.0"/>
          <table:table-cell office:value-type="float" office:value="142533.0"/>
          <table:table-cell office:value-type="float" office:value="159694.0"/>
          <table:table-cell office:value-type="float" office:value="410.0"/>
          <table:table-cell office:value-type="float" office:value="5.60024"/>
          <table:table-cell office:value-type="float" office:value="5.233"/>
          <table:table-cell office:value-type="float" office:value="4.26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7205.0"/>
          <table:table-cell office:value-type="float" office:value="59169.0"/>
          <table:table-cell office:value-type="float" office:value="101716.0"/>
          <table:table-cell office:value-type="float" office:value="351144.0"/>
          <table:table-cell office:value-type="float" office:value="1566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277.0"/>
          <table:table-cell office:value-type="float" office:value="226892.0"/>
          <table:table-cell office:value-type="float" office:value="162697.0"/>
          <table:table-cell office:value-type="float" office:value="142533.0"/>
          <table:table-cell office:value-type="float" office:value="159694.0"/>
          <table:table-cell office:value-type="float" office:value="410.0"/>
          <table:table-cell office:value-type="float" office:value="1.16693"/>
          <table:table-cell office:value-type="float" office:value="0.66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696.0"/>
          <table:table-cell office:value-type="float" office:value="63871.0"/>
          <table:table-cell office:value-type="float" office:value="232794.0"/>
          <table:table-cell office:value-type="float" office:value="1295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147.0"/>
          <table:table-cell office:value-type="float" office:value="155044.0"/>
          <table:table-cell office:value-type="float" office:value="125212.0"/>
          <table:table-cell office:value-type="float" office:value="99998.0"/>
          <table:table-cell office:value-type="float" office:value="84986.0"/>
          <table:table-cell office:value-type="float" office:value="106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4.16725"/>
          <table:table-cell office:value-type="float" office:value="3.806"/>
          <table:table-cell office:value-type="float" office:value="2.92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9720.0"/>
          <table:table-cell office:value-type="float" office:value="55139.0"/>
          <table:table-cell office:value-type="float" office:value="101716.0"/>
          <table:table-cell office:value-type="float" office:value="351144.0"/>
          <table:table-cell office:value-type="float" office:value="1593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277.0"/>
          <table:table-cell office:value-type="float" office:value="226892.0"/>
          <table:table-cell office:value-type="float" office:value="162697.0"/>
          <table:table-cell office:value-type="float" office:value="142533.0"/>
          <table:table-cell office:value-type="float" office:value="159694.0"/>
          <table:table-cell office:value-type="float" office:value="410.0"/>
          <table:table-cell office:value-type="float" office:value="2.91303"/>
          <table:table-cell office:value-type="float" office:value="2.531"/>
          <table:table-cell office:value-type="float" office:value="1.54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193.0"/>
          <table:table-cell office:value-type="float" office:value="14758.0"/>
          <table:table-cell office:value-type="float" office:value="101716.0"/>
          <table:table-cell office:value-type="float" office:value="351144.0"/>
          <table:table-cell office:value-type="float" office:value="1568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277.0"/>
          <table:table-cell office:value-type="float" office:value="226892.0"/>
          <table:table-cell office:value-type="float" office:value="162697.0"/>
          <table:table-cell office:value-type="float" office:value="142533.0"/>
          <table:table-cell office:value-type="float" office:value="159694.0"/>
          <table:table-cell office:value-type="float" office:value="410.0"/>
          <table:table-cell office:value-type="float" office:value="1.11342"/>
          <table:table-cell office:value-type="float" office:value="0.72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25.0"/>
          <table:table-cell office:value-type="float" office:value="63871.0"/>
          <table:table-cell office:value-type="float" office:value="232794.0"/>
          <table:table-cell office:value-type="float" office:value="1332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147.0"/>
          <table:table-cell office:value-type="float" office:value="155044.0"/>
          <table:table-cell office:value-type="float" office:value="125212.0"/>
          <table:table-cell office:value-type="float" office:value="99998.0"/>
          <table:table-cell office:value-type="float" office:value="84986.0"/>
          <table:table-cell office:value-type="float" office:value="106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.6034"/>
          <table:table-cell office:value-type="float" office:value="2.235"/>
          <table:table-cell office:value-type="float" office:value="1.36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4620.0"/>
          <table:table-cell office:value-type="float" office:value="20676.0"/>
          <table:table-cell office:value-type="float" office:value="101716.0"/>
          <table:table-cell office:value-type="float" office:value="351144.0"/>
          <table:table-cell office:value-type="float" office:value="1578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277.0"/>
          <table:table-cell office:value-type="float" office:value="226892.0"/>
          <table:table-cell office:value-type="float" office:value="162697.0"/>
          <table:table-cell office:value-type="float" office:value="142533.0"/>
          <table:table-cell office:value-type="float" office:value="159694.0"/>
          <table:table-cell office:value-type="float" office:value="410.0"/>
          <table:table-cell office:value-type="float" office:value="4.79278"/>
          <table:table-cell office:value-type="float" office:value="4.451"/>
          <table:table-cell office:value-type="float" office:value="3.44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010.0"/>
          <table:table-cell office:value-type="float" office:value="45071.0"/>
          <table:table-cell office:value-type="float" office:value="101716.0"/>
          <table:table-cell office:value-type="float" office:value="351144.0"/>
          <table:table-cell office:value-type="float" office:value="1557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277.0"/>
          <table:table-cell office:value-type="float" office:value="226892.0"/>
          <table:table-cell office:value-type="float" office:value="162697.0"/>
          <table:table-cell office:value-type="float" office:value="142533.0"/>
          <table:table-cell office:value-type="float" office:value="159694.0"/>
          <table:table-cell office:value-type="float" office:value="410.0"/>
          <table:table-cell office:value-type="float" office:value="1.10777"/>
          <table:table-cell office:value-type="float" office:value="0.75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97.0"/>
          <table:table-cell office:value-type="float" office:value="63871.0"/>
          <table:table-cell office:value-type="float" office:value="232794.0"/>
          <table:table-cell office:value-type="float" office:value="1328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147.0"/>
          <table:table-cell office:value-type="float" office:value="155044.0"/>
          <table:table-cell office:value-type="float" office:value="125212.0"/>
          <table:table-cell office:value-type="float" office:value="99998.0"/>
          <table:table-cell office:value-type="float" office:value="84986.0"/>
          <table:table-cell office:value-type="float" office:value="1060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6.85944"/>
          <table:table-cell office:value-type="float" office:value="6.497"/>
          <table:table-cell office:value-type="float" office:value="5.62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20448.0"/>
          <table:table-cell office:value-type="float" office:value="88636.0"/>
          <table:table-cell office:value-type="float" office:value="101716.0"/>
          <table:table-cell office:value-type="float" office:value="351144.0"/>
          <table:table-cell office:value-type="float" office:value="1578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277.0"/>
          <table:table-cell office:value-type="float" office:value="226892.0"/>
          <table:table-cell office:value-type="float" office:value="162697.0"/>
          <table:table-cell office:value-type="float" office:value="142533.0"/>
          <table:table-cell office:value-type="float" office:value="159694.0"/>
          <table:table-cell office:value-type="float" office:value="410.0"/>
          <table:table-cell office:value-type="float" office:value="3.09622"/>
          <table:table-cell office:value-type="float" office:value="2.685"/>
          <table:table-cell office:value-type="float" office:value="1.69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018.0"/>
          <table:table-cell office:value-type="float" office:value="17727.0"/>
          <table:table-cell office:value-type="float" office:value="101716.0"/>
          <table:table-cell office:value-type="float" office:value="351144.0"/>
          <table:table-cell office:value-type="float" office:value="1593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277.0"/>
          <table:table-cell office:value-type="float" office:value="226892.0"/>
          <table:table-cell office:value-type="float" office:value="162697.0"/>
          <table:table-cell office:value-type="float" office:value="142533.0"/>
          <table:table-cell office:value-type="float" office:value="159694.0"/>
          <table:table-cell office:value-type="float" office:value="410.0"/>
          <table:table-cell office:value-type="float" office:value="1.09494"/>
          <table:table-cell office:value-type="float" office:value="0.74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29.0"/>
          <table:table-cell office:value-type="float" office:value="63871.0"/>
          <table:table-cell office:value-type="float" office:value="232794.0"/>
          <table:table-cell office:value-type="float" office:value="131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147.0"/>
          <table:table-cell office:value-type="float" office:value="155044.0"/>
          <table:table-cell office:value-type="float" office:value="125212.0"/>
          <table:table-cell office:value-type="float" office:value="99998.0"/>
          <table:table-cell office:value-type="float" office:value="84986.0"/>
          <table:table-cell office:value-type="float" office:value="106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4.72172"/>
          <table:table-cell office:value-type="float" office:value="4.328"/>
          <table:table-cell office:value-type="float" office:value="3.46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4039.0"/>
          <table:table-cell office:value-type="float" office:value="77458.0"/>
          <table:table-cell office:value-type="float" office:value="101716.0"/>
          <table:table-cell office:value-type="float" office:value="351144.0"/>
          <table:table-cell office:value-type="float" office:value="1591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277.0"/>
          <table:table-cell office:value-type="float" office:value="226892.0"/>
          <table:table-cell office:value-type="float" office:value="162697.0"/>
          <table:table-cell office:value-type="float" office:value="142533.0"/>
          <table:table-cell office:value-type="float" office:value="159694.0"/>
          <table:table-cell office:value-type="float" office:value="410.0"/>
          <table:table-cell office:value-type="float" office:value="6.37967"/>
          <table:table-cell office:value-type="float" office:value="5.973"/>
          <table:table-cell office:value-type="float" office:value="5.05"/>
          <table:table-cell office:value-type="float" office:value="0.0"/>
          <table:table-cell office:value-type="float" office:value="0.0"/>
          <table:table-cell office:value-type="float" office:value="87.0"/>
          <table:table-cell office:value-type="float" office:value="20819.0"/>
          <table:table-cell office:value-type="float" office:value="67447.0"/>
          <table:table-cell office:value-type="float" office:value="101716.0"/>
          <table:table-cell office:value-type="float" office:value="351144.0"/>
          <table:table-cell office:value-type="float" office:value="1566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277.0"/>
          <table:table-cell office:value-type="float" office:value="226892.0"/>
          <table:table-cell office:value-type="float" office:value="162697.0"/>
          <table:table-cell office:value-type="float" office:value="142533.0"/>
          <table:table-cell office:value-type="float" office:value="159694.0"/>
          <table:table-cell office:value-type="float" office:value="410.0"/>
          <table:table-cell office:value-type="float" office:value="1.06644"/>
          <table:table-cell office:value-type="float" office:value="0.7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578.0"/>
          <table:table-cell office:value-type="float" office:value="63871.0"/>
          <table:table-cell office:value-type="float" office:value="232794.0"/>
          <table:table-cell office:value-type="float" office:value="1326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147.0"/>
          <table:table-cell office:value-type="float" office:value="155044.0"/>
          <table:table-cell office:value-type="float" office:value="125212.0"/>
          <table:table-cell office:value-type="float" office:value="99998.0"/>
          <table:table-cell office:value-type="float" office:value="84986.0"/>
          <table:table-cell office:value-type="float" office:value="106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4.15543"/>
          <table:table-cell office:value-type="float" office:value="3.769"/>
          <table:table-cell office:value-type="float" office:value="1.73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4788.0"/>
          <table:table-cell office:value-type="float" office:value="29704.0"/>
          <table:table-cell office:value-type="float" office:value="225992.0"/>
          <table:table-cell office:value-type="float" office:value="808025.0"/>
          <table:table-cell office:value-type="float" office:value="239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073.0"/>
          <table:table-cell office:value-type="float" office:value="484849.0"/>
          <table:table-cell office:value-type="float" office:value="381074.0"/>
          <table:table-cell office:value-type="float" office:value="306522.0"/>
          <table:table-cell office:value-type="float" office:value="333578.0"/>
          <table:table-cell office:value-type="float" office:value="820.0"/>
          <table:table-cell office:value-type="float" office:value="4.47475"/>
          <table:table-cell office:value-type="float" office:value="4.064"/>
          <table:table-cell office:value-type="float" office:value="1.9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684.0"/>
          <table:table-cell office:value-type="float" office:value="36655.0"/>
          <table:table-cell office:value-type="float" office:value="225992.0"/>
          <table:table-cell office:value-type="float" office:value="808025.0"/>
          <table:table-cell office:value-type="float" office:value="2376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073.0"/>
          <table:table-cell office:value-type="float" office:value="484849.0"/>
          <table:table-cell office:value-type="float" office:value="381074.0"/>
          <table:table-cell office:value-type="float" office:value="306522.0"/>
          <table:table-cell office:value-type="float" office:value="333578.0"/>
          <table:table-cell office:value-type="float" office:value="820.0"/>
          <table:table-cell office:value-type="float" office:value="1.8332"/>
          <table:table-cell office:value-type="float" office:value="1.52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2811.0"/>
          <table:table-cell office:value-type="float" office:value="179912.0"/>
          <table:table-cell office:value-type="float" office:value="654945.0"/>
          <table:table-cell office:value-type="float" office:value="1986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7408.0"/>
          <table:table-cell office:value-type="float" office:value="400684.0"/>
          <table:table-cell office:value-type="float" office:value="306089.0"/>
          <table:table-cell office:value-type="float" office:value="251062.0"/>
          <table:table-cell office:value-type="float" office:value="184202.0"/>
          <table:table-cell office:value-type="float" office:value="212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6.2423"/>
          <table:table-cell office:value-type="float" office:value="5.746"/>
          <table:table-cell office:value-type="float" office:value="3.71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0380.0"/>
          <table:table-cell office:value-type="float" office:value="75942.0"/>
          <table:table-cell office:value-type="float" office:value="225992.0"/>
          <table:table-cell office:value-type="float" office:value="808024.0"/>
          <table:table-cell office:value-type="float" office:value="2384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073.0"/>
          <table:table-cell office:value-type="float" office:value="484849.0"/>
          <table:table-cell office:value-type="float" office:value="381074.0"/>
          <table:table-cell office:value-type="float" office:value="306522.0"/>
          <table:table-cell office:value-type="float" office:value="333578.0"/>
          <table:table-cell office:value-type="float" office:value="820.0"/>
          <table:table-cell office:value-type="float" office:value="2.94889"/>
          <table:table-cell office:value-type="float" office:value="2.575"/>
          <table:table-cell office:value-type="float" office:value="0.6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200.0"/>
          <table:table-cell office:value-type="float" office:value="11035.0"/>
          <table:table-cell office:value-type="float" office:value="225992.0"/>
          <table:table-cell office:value-type="float" office:value="808024.0"/>
          <table:table-cell office:value-type="float" office:value="239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073.0"/>
          <table:table-cell office:value-type="float" office:value="484849.0"/>
          <table:table-cell office:value-type="float" office:value="381074.0"/>
          <table:table-cell office:value-type="float" office:value="306522.0"/>
          <table:table-cell office:value-type="float" office:value="333578.0"/>
          <table:table-cell office:value-type="float" office:value="820.0"/>
          <table:table-cell office:value-type="float" office:value="1.96163"/>
          <table:table-cell office:value-type="float" office:value="1.653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92.0"/>
          <table:table-cell office:value-type="float" office:value="7234.0"/>
          <table:table-cell office:value-type="float" office:value="179912.0"/>
          <table:table-cell office:value-type="float" office:value="654944.0"/>
          <table:table-cell office:value-type="float" office:value="2011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7408.0"/>
          <table:table-cell office:value-type="float" office:value="400684.0"/>
          <table:table-cell office:value-type="float" office:value="306089.0"/>
          <table:table-cell office:value-type="float" office:value="251062.0"/>
          <table:table-cell office:value-type="float" office:value="184202.0"/>
          <table:table-cell office:value-type="float" office:value="2120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5.97446"/>
          <table:table-cell office:value-type="float" office:value="5.545"/>
          <table:table-cell office:value-type="float" office:value="3.48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1162.0"/>
          <table:table-cell office:value-type="float" office:value="64383.0"/>
          <table:table-cell office:value-type="float" office:value="225992.0"/>
          <table:table-cell office:value-type="float" office:value="808024.0"/>
          <table:table-cell office:value-type="float" office:value="2375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073.0"/>
          <table:table-cell office:value-type="float" office:value="484849.0"/>
          <table:table-cell office:value-type="float" office:value="381074.0"/>
          <table:table-cell office:value-type="float" office:value="306522.0"/>
          <table:table-cell office:value-type="float" office:value="333578.0"/>
          <table:table-cell office:value-type="float" office:value="820.0"/>
          <table:table-cell office:value-type="float" office:value="8.19055"/>
          <table:table-cell office:value-type="float" office:value="7.778"/>
          <table:table-cell office:value-type="float" office:value="5.91"/>
          <table:table-cell office:value-type="float" office:value="1.0"/>
          <table:table-cell office:value-type="float" office:value="0.0"/>
          <table:table-cell office:value-type="float" office:value="68.0"/>
          <table:table-cell office:value-type="float" office:value="17398.0"/>
          <table:table-cell office:value-type="float" office:value="175216.0"/>
          <table:table-cell office:value-type="float" office:value="225992.0"/>
          <table:table-cell office:value-type="float" office:value="808024.0"/>
          <table:table-cell office:value-type="float" office:value="2376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4073.0"/>
          <table:table-cell office:value-type="float" office:value="484849.0"/>
          <table:table-cell office:value-type="float" office:value="381074.0"/>
          <table:table-cell office:value-type="float" office:value="306522.0"/>
          <table:table-cell office:value-type="float" office:value="333578.0"/>
          <table:table-cell office:value-type="float" office:value="820.0"/>
          <table:table-cell office:value-type="float" office:value="2.1212"/>
          <table:table-cell office:value-type="float" office:value="1.571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6.0"/>
          <table:table-cell office:value-type="float" office:value="6647.0"/>
          <table:table-cell office:value-type="float" office:value="179912.0"/>
          <table:table-cell office:value-type="float" office:value="654944.0"/>
          <table:table-cell office:value-type="float" office:value="1986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7408.0"/>
          <table:table-cell office:value-type="float" office:value="400684.0"/>
          <table:table-cell office:value-type="float" office:value="306089.0"/>
          <table:table-cell office:value-type="float" office:value="251062.0"/>
          <table:table-cell office:value-type="float" office:value="184202.0"/>
          <table:table-cell office:value-type="float" office:value="212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50.5666"/>
          <table:table-cell office:value-type="float" office:value="50.164"/>
          <table:table-cell office:value-type="float" office:value="48.15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37207.0"/>
          <table:table-cell office:value-type="float" office:value="596895.0"/>
          <table:table-cell office:value-type="float" office:value="225992.0"/>
          <table:table-cell office:value-type="float" office:value="808024.0"/>
          <table:table-cell office:value-type="float" office:value="2398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073.0"/>
          <table:table-cell office:value-type="float" office:value="484849.0"/>
          <table:table-cell office:value-type="float" office:value="381074.0"/>
          <table:table-cell office:value-type="float" office:value="306522.0"/>
          <table:table-cell office:value-type="float" office:value="333578.0"/>
          <table:table-cell office:value-type="float" office:value="820.0"/>
          <table:table-cell office:value-type="float" office:value="7.51043"/>
          <table:table-cell office:value-type="float" office:value="7.11"/>
          <table:table-cell office:value-type="float" office:value="5.13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6331.0"/>
          <table:table-cell office:value-type="float" office:value="138116.0"/>
          <table:table-cell office:value-type="float" office:value="225992.0"/>
          <table:table-cell office:value-type="float" office:value="808024.0"/>
          <table:table-cell office:value-type="float" office:value="2376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4073.0"/>
          <table:table-cell office:value-type="float" office:value="484849.0"/>
          <table:table-cell office:value-type="float" office:value="381074.0"/>
          <table:table-cell office:value-type="float" office:value="306522.0"/>
          <table:table-cell office:value-type="float" office:value="333578.0"/>
          <table:table-cell office:value-type="float" office:value="820.0"/>
          <table:table-cell office:value-type="float" office:value="2.09679"/>
          <table:table-cell office:value-type="float" office:value="1.628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47.0"/>
          <table:table-cell office:value-type="float" office:value="4576.0"/>
          <table:table-cell office:value-type="float" office:value="179912.0"/>
          <table:table-cell office:value-type="float" office:value="654944.0"/>
          <table:table-cell office:value-type="float" office:value="1986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7408.0"/>
          <table:table-cell office:value-type="float" office:value="400684.0"/>
          <table:table-cell office:value-type="float" office:value="306089.0"/>
          <table:table-cell office:value-type="float" office:value="251062.0"/>
          <table:table-cell office:value-type="float" office:value="184202.0"/>
          <table:table-cell office:value-type="float" office:value="212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7.7163"/>
          <table:table-cell office:value-type="float" office:value="17.188"/>
          <table:table-cell office:value-type="float" office:value="13.62"/>
          <table:table-cell office:value-type="float" office:value="0.0"/>
          <table:table-cell office:value-type="float" office:value="0.0"/>
          <table:table-cell office:value-type="float" office:value="94.0"/>
          <table:table-cell office:value-type="float" office:value="25463.0"/>
          <table:table-cell office:value-type="float" office:value="143150.0"/>
          <table:table-cell office:value-type="float" office:value="225992.0"/>
          <table:table-cell office:value-type="float" office:value="808026.0"/>
          <table:table-cell office:value-type="float" office:value="239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073.0"/>
          <table:table-cell office:value-type="float" office:value="484849.0"/>
          <table:table-cell office:value-type="float" office:value="381074.0"/>
          <table:table-cell office:value-type="float" office:value="306522.0"/>
          <table:table-cell office:value-type="float" office:value="333578.0"/>
          <table:table-cell office:value-type="float" office:value="820.0"/>
          <table:table-cell office:value-type="float" office:value="6.78222"/>
          <table:table-cell office:value-type="float" office:value="6.364"/>
          <table:table-cell office:value-type="float" office:value="4.2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425.0"/>
          <table:table-cell office:value-type="float" office:value="72235.0"/>
          <table:table-cell office:value-type="float" office:value="225992.0"/>
          <table:table-cell office:value-type="float" office:value="808026.0"/>
          <table:table-cell office:value-type="float" office:value="2376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073.0"/>
          <table:table-cell office:value-type="float" office:value="484849.0"/>
          <table:table-cell office:value-type="float" office:value="381074.0"/>
          <table:table-cell office:value-type="float" office:value="306522.0"/>
          <table:table-cell office:value-type="float" office:value="333578.0"/>
          <table:table-cell office:value-type="float" office:value="820.0"/>
          <table:table-cell office:value-type="float" office:value="2.10958"/>
          <table:table-cell office:value-type="float" office:value="1.803"/>
          <table:table-cell office:value-type="float" office:value="0.3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359.0"/>
          <table:table-cell office:value-type="float" office:value="7677.0"/>
          <table:table-cell office:value-type="float" office:value="179912.0"/>
          <table:table-cell office:value-type="float" office:value="654946.0"/>
          <table:table-cell office:value-type="float" office:value="1986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7408.0"/>
          <table:table-cell office:value-type="float" office:value="400684.0"/>
          <table:table-cell office:value-type="float" office:value="306089.0"/>
          <table:table-cell office:value-type="float" office:value="251062.0"/>
          <table:table-cell office:value-type="float" office:value="184202.0"/>
          <table:table-cell office:value-type="float" office:value="2120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801583"/>
          <table:table-cell office:value-type="float" office:value="0.484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522.0"/>
          <table:table-cell office:value-type="float" office:value="2006.0"/>
          <table:table-cell office:value-type="float" office:value="35776.0"/>
          <table:table-cell office:value-type="float" office:value="123013.0"/>
          <table:table-cell office:value-type="float" office:value="1142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543.0"/>
          <table:table-cell office:value-type="float" office:value="84684.0"/>
          <table:table-cell office:value-type="float" office:value="58951.0"/>
          <table:table-cell office:value-type="float" office:value="54454.0"/>
          <table:table-cell office:value-type="float" office:value="62147.0"/>
          <table:table-cell office:value-type="float" office:value="164.0"/>
          <table:table-cell office:value-type="float" office:value="0.675352"/>
          <table:table-cell office:value-type="float" office:value="0.38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08.0"/>
          <table:table-cell office:value-type="float" office:value="35776.0"/>
          <table:table-cell office:value-type="float" office:value="123013.0"/>
          <table:table-cell office:value-type="float" office:value="1131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543.0"/>
          <table:table-cell office:value-type="float" office:value="84684.0"/>
          <table:table-cell office:value-type="float" office:value="58951.0"/>
          <table:table-cell office:value-type="float" office:value="54454.0"/>
          <table:table-cell office:value-type="float" office:value="62147.0"/>
          <table:table-cell office:value-type="float" office:value="164.0"/>
          <table:table-cell office:value-type="float" office:value="0.7085"/>
          <table:table-cell office:value-type="float" office:value="0.39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2.0"/>
          <table:table-cell office:value-type="float" office:value="26560.0"/>
          <table:table-cell office:value-type="float" office:value="92397.0"/>
          <table:table-cell office:value-type="float" office:value="1045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222.0"/>
          <table:table-cell office:value-type="float" office:value="67863.0"/>
          <table:table-cell office:value-type="float" office:value="43966.0"/>
          <table:table-cell office:value-type="float" office:value="43362.0"/>
          <table:table-cell office:value-type="float" office:value="32263.0"/>
          <table:table-cell office:value-type="float" office:value="424.0"/>
          <table:table-cell table:formula="of:=MIN([.$B23];[.$V23];[.$AP23])" office:value-type="float"/>
          <table:table-cell table:formula="of:=MIN([.$C23];[.$W23];[.$AQ23])" office:value-type="float"/>
          <table:table-cell table:formula="of:=MIN([.$D23];[.$X23];[.$AR23])" office:value-type="float"/>
          <table:table-cell table:formula="of:=MIN([.$E23];[.$Y23];[.$AS23])" office:value-type="float"/>
          <table:table-cell table:formula="of:=MIN([.$F23];[.$Z23];[.$AT23])" office:value-type="float"/>
          <table:table-cell table:formula="of:=MIN([.$G23];[.$AA23];[.$AU23])" office:value-type="float"/>
          <table:table-cell table:formula="of:=MIN([.$H23];[.$AB23];[.$AV23])" office:value-type="float"/>
          <table:table-cell table:formula="of:=MIN([.$I23];[.$AC23];[.$AW23])" office:value-type="float"/>
          <table:table-cell table:formula="of:=MIN([.$J23];[.$AD23];[.$AX23])" office:value-type="float"/>
          <table:table-cell table:formula="of:=MIN([.$K23];[.$AE23];[.$AY23])" office:value-type="float"/>
          <table:table-cell table:formula="of:=MIN([.$L23];[.$AF23];[.$AZ23])" office:value-type="float"/>
          <table:table-cell table:formula="of:=MIN([.$M23];[.$AG23];[.$BA23])" office:value-type="float"/>
          <table:table-cell table:formula="of:=MIN([.$N23];[.$AH23];[.$BB23])" office:value-type="float"/>
          <table:table-cell table:formula="of:=MIN([.$O23];[.$AI23];[.$BC23])" office:value-type="float"/>
          <table:table-cell table:formula="of:=MIN([.$P23];[.$AJ23];[.$BD23])" office:value-type="float"/>
          <table:table-cell table:formula="of:=MIN([.$Q23];[.$AK23];[.$BE23])" office:value-type="float"/>
          <table:table-cell table:formula="of:=MIN([.$R23];[.$AL23];[.$BF23])" office:value-type="float"/>
          <table:table-cell table:formula="of:=MIN([.$S23];[.$AM23];[.$BG23])" office:value-type="float"/>
          <table:table-cell table:formula="of:=MIN([.$T23];[.$AN23];[.$BH23])" office:value-type="float"/>
          <table:table-cell table:formula="of:=MIN([.$U23];[.$AO23];[.$BI23])" office:value-type="float"/>
          <table:table-cell table:formula="of:=MEDIAN([.$B23];[.$V23];[.$AP23])" office:value-type="float"/>
          <table:table-cell table:formula="of:=MEDIAN([.$C23];[.$W23];[.$AQ23])" office:value-type="float"/>
          <table:table-cell table:formula="of:=MEDIAN([.$D23];[.$X23];[.$AR23])" office:value-type="float"/>
          <table:table-cell table:formula="of:=MEDIAN([.$E23];[.$Y23];[.$AS23])" office:value-type="float"/>
          <table:table-cell table:formula="of:=MEDIAN([.$F23];[.$Z23];[.$AT23])" office:value-type="float"/>
          <table:table-cell table:formula="of:=MEDIAN([.$G23];[.$AA23];[.$AU23])" office:value-type="float"/>
          <table:table-cell table:formula="of:=MEDIAN([.$H23];[.$AB23];[.$AV23])" office:value-type="float"/>
          <table:table-cell table:formula="of:=MEDIAN([.$I23];[.$AC23];[.$AW23])" office:value-type="float"/>
          <table:table-cell table:formula="of:=MEDIAN([.$J23];[.$AD23];[.$AX23])" office:value-type="float"/>
          <table:table-cell table:formula="of:=MEDIAN([.$K23];[.$AE23];[.$AY23])" office:value-type="float"/>
          <table:table-cell table:formula="of:=MEDIAN([.$L23];[.$AF23];[.$AZ23])" office:value-type="float"/>
          <table:table-cell table:formula="of:=MEDIAN([.$M23];[.$AG23];[.$BA23])" office:value-type="float"/>
          <table:table-cell table:formula="of:=MEDIAN([.$N23];[.$AH23];[.$BB23])" office:value-type="float"/>
          <table:table-cell table:formula="of:=MEDIAN([.$O23];[.$AI23];[.$BC23])" office:value-type="float"/>
          <table:table-cell table:formula="of:=MEDIAN([.$P23];[.$AJ23];[.$BD23])" office:value-type="float"/>
          <table:table-cell table:formula="of:=MEDIAN([.$Q23];[.$AK23];[.$BE23])" office:value-type="float"/>
          <table:table-cell table:formula="of:=MEDIAN([.$R23];[.$AL23];[.$BF23])" office:value-type="float"/>
          <table:table-cell table:formula="of:=MEDIAN([.$S23];[.$AM23];[.$BG23])" office:value-type="float"/>
          <table:table-cell table:formula="of:=MEDIAN([.$T23];[.$AN23];[.$BH23])" office:value-type="float"/>
          <table:table-cell table:formula="of:=MEDIAN([.$U23];[.$AO23];[.$BI23])" office:value-type="float"/>
          <table:table-cell table:formula="of:=MAX([.$B23];[.$V23];[.$AP23])" office:value-type="float"/>
          <table:table-cell table:formula="of:=MAX([.$C23];[.$W23];[.$AQ23])" office:value-type="float"/>
          <table:table-cell table:formula="of:=MAX([.$D23];[.$X23];[.$AR23])" office:value-type="float"/>
          <table:table-cell table:formula="of:=MAX([.$E23];[.$Y23];[.$AS23])" office:value-type="float"/>
          <table:table-cell table:formula="of:=MAX([.$F23];[.$Z23];[.$AT23])" office:value-type="float"/>
          <table:table-cell table:formula="of:=MAX([.$G23];[.$AA23];[.$AU23])" office:value-type="float"/>
          <table:table-cell table:formula="of:=MAX([.$H23];[.$AB23];[.$AV23])" office:value-type="float"/>
          <table:table-cell table:formula="of:=MAX([.$I23];[.$AC23];[.$AW23])" office:value-type="float"/>
          <table:table-cell table:formula="of:=MAX([.$J23];[.$AD23];[.$AX23])" office:value-type="float"/>
          <table:table-cell table:formula="of:=MAX([.$K23];[.$AE23];[.$AY23])" office:value-type="float"/>
          <table:table-cell table:formula="of:=MAX([.$L23];[.$AF23];[.$AZ23])" office:value-type="float"/>
          <table:table-cell table:formula="of:=MAX([.$M23];[.$AG23];[.$BA23])" office:value-type="float"/>
          <table:table-cell table:formula="of:=MAX([.$N23];[.$AH23];[.$BB23])" office:value-type="float"/>
          <table:table-cell table:formula="of:=MAX([.$O23];[.$AI23];[.$BC23])" office:value-type="float"/>
          <table:table-cell table:formula="of:=MAX([.$P23];[.$AJ23];[.$BD23])" office:value-type="float"/>
          <table:table-cell table:formula="of:=MAX([.$Q23];[.$AK23];[.$BE23])" office:value-type="float"/>
          <table:table-cell table:formula="of:=MAX([.$R23];[.$AL23];[.$BF23])" office:value-type="float"/>
          <table:table-cell table:formula="of:=MAX([.$S23];[.$AM23];[.$BG23])" office:value-type="float"/>
          <table:table-cell table:formula="of:=MAX([.$T23];[.$AN23];[.$BH23])" office:value-type="float"/>
          <table:table-cell table:formula="of:=MAX([.$U23];[.$AO23];[.$BI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06435"/>
          <table:table-cell office:value-type="float" office:value="0.765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640.0"/>
          <table:table-cell office:value-type="float" office:value="4517.0"/>
          <table:table-cell office:value-type="float" office:value="35776.0"/>
          <table:table-cell office:value-type="float" office:value="123013.0"/>
          <table:table-cell office:value-type="float" office:value="1133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543.0"/>
          <table:table-cell office:value-type="float" office:value="84684.0"/>
          <table:table-cell office:value-type="float" office:value="58951.0"/>
          <table:table-cell office:value-type="float" office:value="54454.0"/>
          <table:table-cell office:value-type="float" office:value="62147.0"/>
          <table:table-cell office:value-type="float" office:value="164.0"/>
          <table:table-cell office:value-type="float" office:value="0.696505"/>
          <table:table-cell office:value-type="float" office:value="0.37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26.0"/>
          <table:table-cell office:value-type="float" office:value="35776.0"/>
          <table:table-cell office:value-type="float" office:value="123013.0"/>
          <table:table-cell office:value-type="float" office:value="113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543.0"/>
          <table:table-cell office:value-type="float" office:value="84684.0"/>
          <table:table-cell office:value-type="float" office:value="58951.0"/>
          <table:table-cell office:value-type="float" office:value="54454.0"/>
          <table:table-cell office:value-type="float" office:value="62147.0"/>
          <table:table-cell office:value-type="float" office:value="164.0"/>
          <table:table-cell office:value-type="float" office:value="0.686562"/>
          <table:table-cell office:value-type="float" office:value="0.35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8.0"/>
          <table:table-cell office:value-type="float" office:value="26560.0"/>
          <table:table-cell office:value-type="float" office:value="92397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222.0"/>
          <table:table-cell office:value-type="float" office:value="67863.0"/>
          <table:table-cell office:value-type="float" office:value="43966.0"/>
          <table:table-cell office:value-type="float" office:value="43362.0"/>
          <table:table-cell office:value-type="float" office:value="32263.0"/>
          <table:table-cell office:value-type="float" office:value="424.0"/>
          <table:table-cell table:formula="of:=MIN([.$B24];[.$V24];[.$AP24])" office:value-type="float"/>
          <table:table-cell table:formula="of:=MIN([.$C24];[.$W24];[.$AQ24])" office:value-type="float"/>
          <table:table-cell table:formula="of:=MIN([.$D24];[.$X24];[.$AR24])" office:value-type="float"/>
          <table:table-cell table:formula="of:=MIN([.$E24];[.$Y24];[.$AS24])" office:value-type="float"/>
          <table:table-cell table:formula="of:=MIN([.$F24];[.$Z24];[.$AT24])" office:value-type="float"/>
          <table:table-cell table:formula="of:=MIN([.$G24];[.$AA24];[.$AU24])" office:value-type="float"/>
          <table:table-cell table:formula="of:=MIN([.$H24];[.$AB24];[.$AV24])" office:value-type="float"/>
          <table:table-cell table:formula="of:=MIN([.$I24];[.$AC24];[.$AW24])" office:value-type="float"/>
          <table:table-cell table:formula="of:=MIN([.$J24];[.$AD24];[.$AX24])" office:value-type="float"/>
          <table:table-cell table:formula="of:=MIN([.$K24];[.$AE24];[.$AY24])" office:value-type="float"/>
          <table:table-cell table:formula="of:=MIN([.$L24];[.$AF24];[.$AZ24])" office:value-type="float"/>
          <table:table-cell table:formula="of:=MIN([.$M24];[.$AG24];[.$BA24])" office:value-type="float"/>
          <table:table-cell table:formula="of:=MIN([.$N24];[.$AH24];[.$BB24])" office:value-type="float"/>
          <table:table-cell table:formula="of:=MIN([.$O24];[.$AI24];[.$BC24])" office:value-type="float"/>
          <table:table-cell table:formula="of:=MIN([.$P24];[.$AJ24];[.$BD24])" office:value-type="float"/>
          <table:table-cell table:formula="of:=MIN([.$Q24];[.$AK24];[.$BE24])" office:value-type="float"/>
          <table:table-cell table:formula="of:=MIN([.$R24];[.$AL24];[.$BF24])" office:value-type="float"/>
          <table:table-cell table:formula="of:=MIN([.$S24];[.$AM24];[.$BG24])" office:value-type="float"/>
          <table:table-cell table:formula="of:=MIN([.$T24];[.$AN24];[.$BH24])" office:value-type="float"/>
          <table:table-cell table:formula="of:=MIN([.$U24];[.$AO24];[.$BI24])" office:value-type="float"/>
          <table:table-cell table:formula="of:=MEDIAN([.$B24];[.$V24];[.$AP24])" office:value-type="float"/>
          <table:table-cell table:formula="of:=MEDIAN([.$C24];[.$W24];[.$AQ24])" office:value-type="float"/>
          <table:table-cell table:formula="of:=MEDIAN([.$D24];[.$X24];[.$AR24])" office:value-type="float"/>
          <table:table-cell table:formula="of:=MEDIAN([.$E24];[.$Y24];[.$AS24])" office:value-type="float"/>
          <table:table-cell table:formula="of:=MEDIAN([.$F24];[.$Z24];[.$AT24])" office:value-type="float"/>
          <table:table-cell table:formula="of:=MEDIAN([.$G24];[.$AA24];[.$AU24])" office:value-type="float"/>
          <table:table-cell table:formula="of:=MEDIAN([.$H24];[.$AB24];[.$AV24])" office:value-type="float"/>
          <table:table-cell table:formula="of:=MEDIAN([.$I24];[.$AC24];[.$AW24])" office:value-type="float"/>
          <table:table-cell table:formula="of:=MEDIAN([.$J24];[.$AD24];[.$AX24])" office:value-type="float"/>
          <table:table-cell table:formula="of:=MEDIAN([.$K24];[.$AE24];[.$AY24])" office:value-type="float"/>
          <table:table-cell table:formula="of:=MEDIAN([.$L24];[.$AF24];[.$AZ24])" office:value-type="float"/>
          <table:table-cell table:formula="of:=MEDIAN([.$M24];[.$AG24];[.$BA24])" office:value-type="float"/>
          <table:table-cell table:formula="of:=MEDIAN([.$N24];[.$AH24];[.$BB24])" office:value-type="float"/>
          <table:table-cell table:formula="of:=MEDIAN([.$O24];[.$AI24];[.$BC24])" office:value-type="float"/>
          <table:table-cell table:formula="of:=MEDIAN([.$P24];[.$AJ24];[.$BD24])" office:value-type="float"/>
          <table:table-cell table:formula="of:=MEDIAN([.$Q24];[.$AK24];[.$BE24])" office:value-type="float"/>
          <table:table-cell table:formula="of:=MEDIAN([.$R24];[.$AL24];[.$BF24])" office:value-type="float"/>
          <table:table-cell table:formula="of:=MEDIAN([.$S24];[.$AM24];[.$BG24])" office:value-type="float"/>
          <table:table-cell table:formula="of:=MEDIAN([.$T24];[.$AN24];[.$BH24])" office:value-type="float"/>
          <table:table-cell table:formula="of:=MEDIAN([.$U24];[.$AO24];[.$BI24])" office:value-type="float"/>
          <table:table-cell table:formula="of:=MAX([.$B24];[.$V24];[.$AP24])" office:value-type="float"/>
          <table:table-cell table:formula="of:=MAX([.$C24];[.$W24];[.$AQ24])" office:value-type="float"/>
          <table:table-cell table:formula="of:=MAX([.$D24];[.$X24];[.$AR24])" office:value-type="float"/>
          <table:table-cell table:formula="of:=MAX([.$E24];[.$Y24];[.$AS24])" office:value-type="float"/>
          <table:table-cell table:formula="of:=MAX([.$F24];[.$Z24];[.$AT24])" office:value-type="float"/>
          <table:table-cell table:formula="of:=MAX([.$G24];[.$AA24];[.$AU24])" office:value-type="float"/>
          <table:table-cell table:formula="of:=MAX([.$H24];[.$AB24];[.$AV24])" office:value-type="float"/>
          <table:table-cell table:formula="of:=MAX([.$I24];[.$AC24];[.$AW24])" office:value-type="float"/>
          <table:table-cell table:formula="of:=MAX([.$J24];[.$AD24];[.$AX24])" office:value-type="float"/>
          <table:table-cell table:formula="of:=MAX([.$K24];[.$AE24];[.$AY24])" office:value-type="float"/>
          <table:table-cell table:formula="of:=MAX([.$L24];[.$AF24];[.$AZ24])" office:value-type="float"/>
          <table:table-cell table:formula="of:=MAX([.$M24];[.$AG24];[.$BA24])" office:value-type="float"/>
          <table:table-cell table:formula="of:=MAX([.$N24];[.$AH24];[.$BB24])" office:value-type="float"/>
          <table:table-cell table:formula="of:=MAX([.$O24];[.$AI24];[.$BC24])" office:value-type="float"/>
          <table:table-cell table:formula="of:=MAX([.$P24];[.$AJ24];[.$BD24])" office:value-type="float"/>
          <table:table-cell table:formula="of:=MAX([.$Q24];[.$AK24];[.$BE24])" office:value-type="float"/>
          <table:table-cell table:formula="of:=MAX([.$R24];[.$AL24];[.$BF24])" office:value-type="float"/>
          <table:table-cell table:formula="of:=MAX([.$S24];[.$AM24];[.$BG24])" office:value-type="float"/>
          <table:table-cell table:formula="of:=MAX([.$T24];[.$AN24];[.$BH24])" office:value-type="float"/>
          <table:table-cell table:formula="of:=MAX([.$U24];[.$AO24];[.$BI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760694"/>
          <table:table-cell office:value-type="float" office:value="0.41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610.0"/>
          <table:table-cell office:value-type="float" office:value="35776.0"/>
          <table:table-cell office:value-type="float" office:value="123013.0"/>
          <table:table-cell office:value-type="float" office:value="1133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543.0"/>
          <table:table-cell office:value-type="float" office:value="84684.0"/>
          <table:table-cell office:value-type="float" office:value="58951.0"/>
          <table:table-cell office:value-type="float" office:value="54454.0"/>
          <table:table-cell office:value-type="float" office:value="62147.0"/>
          <table:table-cell office:value-type="float" office:value="164.0"/>
          <table:table-cell office:value-type="float" office:value="0.710779"/>
          <table:table-cell office:value-type="float" office:value="0.4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3.0"/>
          <table:table-cell office:value-type="float" office:value="35776.0"/>
          <table:table-cell office:value-type="float" office:value="123013.0"/>
          <table:table-cell office:value-type="float" office:value="1130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543.0"/>
          <table:table-cell office:value-type="float" office:value="84684.0"/>
          <table:table-cell office:value-type="float" office:value="58951.0"/>
          <table:table-cell office:value-type="float" office:value="54454.0"/>
          <table:table-cell office:value-type="float" office:value="62147.0"/>
          <table:table-cell office:value-type="float" office:value="164.0"/>
          <table:table-cell office:value-type="float" office:value="0.690697"/>
          <table:table-cell office:value-type="float" office:value="0.3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5.0"/>
          <table:table-cell office:value-type="float" office:value="26560.0"/>
          <table:table-cell office:value-type="float" office:value="92397.0"/>
          <table:table-cell office:value-type="float" office:value="1058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222.0"/>
          <table:table-cell office:value-type="float" office:value="67863.0"/>
          <table:table-cell office:value-type="float" office:value="43966.0"/>
          <table:table-cell office:value-type="float" office:value="43362.0"/>
          <table:table-cell office:value-type="float" office:value="32263.0"/>
          <table:table-cell office:value-type="float" office:value="424.0"/>
          <table:table-cell table:formula="of:=MIN([.$B25];[.$V25];[.$AP25])" office:value-type="float"/>
          <table:table-cell table:formula="of:=MIN([.$C25];[.$W25];[.$AQ25])" office:value-type="float"/>
          <table:table-cell table:formula="of:=MIN([.$D25];[.$X25];[.$AR25])" office:value-type="float"/>
          <table:table-cell table:formula="of:=MIN([.$E25];[.$Y25];[.$AS25])" office:value-type="float"/>
          <table:table-cell table:formula="of:=MIN([.$F25];[.$Z25];[.$AT25])" office:value-type="float"/>
          <table:table-cell table:formula="of:=MIN([.$G25];[.$AA25];[.$AU25])" office:value-type="float"/>
          <table:table-cell table:formula="of:=MIN([.$H25];[.$AB25];[.$AV25])" office:value-type="float"/>
          <table:table-cell table:formula="of:=MIN([.$I25];[.$AC25];[.$AW25])" office:value-type="float"/>
          <table:table-cell table:formula="of:=MIN([.$J25];[.$AD25];[.$AX25])" office:value-type="float"/>
          <table:table-cell table:formula="of:=MIN([.$K25];[.$AE25];[.$AY25])" office:value-type="float"/>
          <table:table-cell table:formula="of:=MIN([.$L25];[.$AF25];[.$AZ25])" office:value-type="float"/>
          <table:table-cell table:formula="of:=MIN([.$M25];[.$AG25];[.$BA25])" office:value-type="float"/>
          <table:table-cell table:formula="of:=MIN([.$N25];[.$AH25];[.$BB25])" office:value-type="float"/>
          <table:table-cell table:formula="of:=MIN([.$O25];[.$AI25];[.$BC25])" office:value-type="float"/>
          <table:table-cell table:formula="of:=MIN([.$P25];[.$AJ25];[.$BD25])" office:value-type="float"/>
          <table:table-cell table:formula="of:=MIN([.$Q25];[.$AK25];[.$BE25])" office:value-type="float"/>
          <table:table-cell table:formula="of:=MIN([.$R25];[.$AL25];[.$BF25])" office:value-type="float"/>
          <table:table-cell table:formula="of:=MIN([.$S25];[.$AM25];[.$BG25])" office:value-type="float"/>
          <table:table-cell table:formula="of:=MIN([.$T25];[.$AN25];[.$BH25])" office:value-type="float"/>
          <table:table-cell table:formula="of:=MIN([.$U25];[.$AO25];[.$BI25])" office:value-type="float"/>
          <table:table-cell table:formula="of:=MEDIAN([.$B25];[.$V25];[.$AP25])" office:value-type="float"/>
          <table:table-cell table:formula="of:=MEDIAN([.$C25];[.$W25];[.$AQ25])" office:value-type="float"/>
          <table:table-cell table:formula="of:=MEDIAN([.$D25];[.$X25];[.$AR25])" office:value-type="float"/>
          <table:table-cell table:formula="of:=MEDIAN([.$E25];[.$Y25];[.$AS25])" office:value-type="float"/>
          <table:table-cell table:formula="of:=MEDIAN([.$F25];[.$Z25];[.$AT25])" office:value-type="float"/>
          <table:table-cell table:formula="of:=MEDIAN([.$G25];[.$AA25];[.$AU25])" office:value-type="float"/>
          <table:table-cell table:formula="of:=MEDIAN([.$H25];[.$AB25];[.$AV25])" office:value-type="float"/>
          <table:table-cell table:formula="of:=MEDIAN([.$I25];[.$AC25];[.$AW25])" office:value-type="float"/>
          <table:table-cell table:formula="of:=MEDIAN([.$J25];[.$AD25];[.$AX25])" office:value-type="float"/>
          <table:table-cell table:formula="of:=MEDIAN([.$K25];[.$AE25];[.$AY25])" office:value-type="float"/>
          <table:table-cell table:formula="of:=MEDIAN([.$L25];[.$AF25];[.$AZ25])" office:value-type="float"/>
          <table:table-cell table:formula="of:=MEDIAN([.$M25];[.$AG25];[.$BA25])" office:value-type="float"/>
          <table:table-cell table:formula="of:=MEDIAN([.$N25];[.$AH25];[.$BB25])" office:value-type="float"/>
          <table:table-cell table:formula="of:=MEDIAN([.$O25];[.$AI25];[.$BC25])" office:value-type="float"/>
          <table:table-cell table:formula="of:=MEDIAN([.$P25];[.$AJ25];[.$BD25])" office:value-type="float"/>
          <table:table-cell table:formula="of:=MEDIAN([.$Q25];[.$AK25];[.$BE25])" office:value-type="float"/>
          <table:table-cell table:formula="of:=MEDIAN([.$R25];[.$AL25];[.$BF25])" office:value-type="float"/>
          <table:table-cell table:formula="of:=MEDIAN([.$S25];[.$AM25];[.$BG25])" office:value-type="float"/>
          <table:table-cell table:formula="of:=MEDIAN([.$T25];[.$AN25];[.$BH25])" office:value-type="float"/>
          <table:table-cell table:formula="of:=MEDIAN([.$U25];[.$AO25];[.$BI25])" office:value-type="float"/>
          <table:table-cell table:formula="of:=MAX([.$B25];[.$V25];[.$AP25])" office:value-type="float"/>
          <table:table-cell table:formula="of:=MAX([.$C25];[.$W25];[.$AQ25])" office:value-type="float"/>
          <table:table-cell table:formula="of:=MAX([.$D25];[.$X25];[.$AR25])" office:value-type="float"/>
          <table:table-cell table:formula="of:=MAX([.$E25];[.$Y25];[.$AS25])" office:value-type="float"/>
          <table:table-cell table:formula="of:=MAX([.$F25];[.$Z25];[.$AT25])" office:value-type="float"/>
          <table:table-cell table:formula="of:=MAX([.$G25];[.$AA25];[.$AU25])" office:value-type="float"/>
          <table:table-cell table:formula="of:=MAX([.$H25];[.$AB25];[.$AV25])" office:value-type="float"/>
          <table:table-cell table:formula="of:=MAX([.$I25];[.$AC25];[.$AW25])" office:value-type="float"/>
          <table:table-cell table:formula="of:=MAX([.$J25];[.$AD25];[.$AX25])" office:value-type="float"/>
          <table:table-cell table:formula="of:=MAX([.$K25];[.$AE25];[.$AY25])" office:value-type="float"/>
          <table:table-cell table:formula="of:=MAX([.$L25];[.$AF25];[.$AZ25])" office:value-type="float"/>
          <table:table-cell table:formula="of:=MAX([.$M25];[.$AG25];[.$BA25])" office:value-type="float"/>
          <table:table-cell table:formula="of:=MAX([.$N25];[.$AH25];[.$BB25])" office:value-type="float"/>
          <table:table-cell table:formula="of:=MAX([.$O25];[.$AI25];[.$BC25])" office:value-type="float"/>
          <table:table-cell table:formula="of:=MAX([.$P25];[.$AJ25];[.$BD25])" office:value-type="float"/>
          <table:table-cell table:formula="of:=MAX([.$Q25];[.$AK25];[.$BE25])" office:value-type="float"/>
          <table:table-cell table:formula="of:=MAX([.$R25];[.$AL25];[.$BF25])" office:value-type="float"/>
          <table:table-cell table:formula="of:=MAX([.$S25];[.$AM25];[.$BG25])" office:value-type="float"/>
          <table:table-cell table:formula="of:=MAX([.$T25];[.$AN25];[.$BH25])" office:value-type="float"/>
          <table:table-cell table:formula="of:=MAX([.$U25];[.$AO25];[.$BI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640451"/>
          <table:table-cell office:value-type="float" office:value="0.34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594.0"/>
          <table:table-cell office:value-type="float" office:value="35776.0"/>
          <table:table-cell office:value-type="float" office:value="123013.0"/>
          <table:table-cell office:value-type="float" office:value="1145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543.0"/>
          <table:table-cell office:value-type="float" office:value="84684.0"/>
          <table:table-cell office:value-type="float" office:value="58951.0"/>
          <table:table-cell office:value-type="float" office:value="54454.0"/>
          <table:table-cell office:value-type="float" office:value="62147.0"/>
          <table:table-cell office:value-type="float" office:value="164.0"/>
          <table:table-cell office:value-type="float" office:value="0.652245"/>
          <table:table-cell office:value-type="float" office:value="0.3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.0"/>
          <table:table-cell office:value-type="float" office:value="35776.0"/>
          <table:table-cell office:value-type="float" office:value="123013.0"/>
          <table:table-cell office:value-type="float" office:value="1103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543.0"/>
          <table:table-cell office:value-type="float" office:value="84684.0"/>
          <table:table-cell office:value-type="float" office:value="58951.0"/>
          <table:table-cell office:value-type="float" office:value="54454.0"/>
          <table:table-cell office:value-type="float" office:value="62147.0"/>
          <table:table-cell office:value-type="float" office:value="164.0"/>
          <table:table-cell office:value-type="float" office:value="0.694354"/>
          <table:table-cell office:value-type="float" office:value="0.36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70.0"/>
          <table:table-cell office:value-type="float" office:value="26560.0"/>
          <table:table-cell office:value-type="float" office:value="92397.0"/>
          <table:table-cell office:value-type="float" office:value="1059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222.0"/>
          <table:table-cell office:value-type="float" office:value="67863.0"/>
          <table:table-cell office:value-type="float" office:value="43966.0"/>
          <table:table-cell office:value-type="float" office:value="43362.0"/>
          <table:table-cell office:value-type="float" office:value="32263.0"/>
          <table:table-cell office:value-type="float" office:value="424.0"/>
          <table:table-cell table:formula="of:=MIN([.$B26];[.$V26];[.$AP26])" office:value-type="float"/>
          <table:table-cell table:formula="of:=MIN([.$C26];[.$W26];[.$AQ26])" office:value-type="float"/>
          <table:table-cell table:formula="of:=MIN([.$D26];[.$X26];[.$AR26])" office:value-type="float"/>
          <table:table-cell table:formula="of:=MIN([.$E26];[.$Y26];[.$AS26])" office:value-type="float"/>
          <table:table-cell table:formula="of:=MIN([.$F26];[.$Z26];[.$AT26])" office:value-type="float"/>
          <table:table-cell table:formula="of:=MIN([.$G26];[.$AA26];[.$AU26])" office:value-type="float"/>
          <table:table-cell table:formula="of:=MIN([.$H26];[.$AB26];[.$AV26])" office:value-type="float"/>
          <table:table-cell table:formula="of:=MIN([.$I26];[.$AC26];[.$AW26])" office:value-type="float"/>
          <table:table-cell table:formula="of:=MIN([.$J26];[.$AD26];[.$AX26])" office:value-type="float"/>
          <table:table-cell table:formula="of:=MIN([.$K26];[.$AE26];[.$AY26])" office:value-type="float"/>
          <table:table-cell table:formula="of:=MIN([.$L26];[.$AF26];[.$AZ26])" office:value-type="float"/>
          <table:table-cell table:formula="of:=MIN([.$M26];[.$AG26];[.$BA26])" office:value-type="float"/>
          <table:table-cell table:formula="of:=MIN([.$N26];[.$AH26];[.$BB26])" office:value-type="float"/>
          <table:table-cell table:formula="of:=MIN([.$O26];[.$AI26];[.$BC26])" office:value-type="float"/>
          <table:table-cell table:formula="of:=MIN([.$P26];[.$AJ26];[.$BD26])" office:value-type="float"/>
          <table:table-cell table:formula="of:=MIN([.$Q26];[.$AK26];[.$BE26])" office:value-type="float"/>
          <table:table-cell table:formula="of:=MIN([.$R26];[.$AL26];[.$BF26])" office:value-type="float"/>
          <table:table-cell table:formula="of:=MIN([.$S26];[.$AM26];[.$BG26])" office:value-type="float"/>
          <table:table-cell table:formula="of:=MIN([.$T26];[.$AN26];[.$BH26])" office:value-type="float"/>
          <table:table-cell table:formula="of:=MIN([.$U26];[.$AO26];[.$BI26])" office:value-type="float"/>
          <table:table-cell table:formula="of:=MEDIAN([.$B26];[.$V26];[.$AP26])" office:value-type="float"/>
          <table:table-cell table:formula="of:=MEDIAN([.$C26];[.$W26];[.$AQ26])" office:value-type="float"/>
          <table:table-cell table:formula="of:=MEDIAN([.$D26];[.$X26];[.$AR26])" office:value-type="float"/>
          <table:table-cell table:formula="of:=MEDIAN([.$E26];[.$Y26];[.$AS26])" office:value-type="float"/>
          <table:table-cell table:formula="of:=MEDIAN([.$F26];[.$Z26];[.$AT26])" office:value-type="float"/>
          <table:table-cell table:formula="of:=MEDIAN([.$G26];[.$AA26];[.$AU26])" office:value-type="float"/>
          <table:table-cell table:formula="of:=MEDIAN([.$H26];[.$AB26];[.$AV26])" office:value-type="float"/>
          <table:table-cell table:formula="of:=MEDIAN([.$I26];[.$AC26];[.$AW26])" office:value-type="float"/>
          <table:table-cell table:formula="of:=MEDIAN([.$J26];[.$AD26];[.$AX26])" office:value-type="float"/>
          <table:table-cell table:formula="of:=MEDIAN([.$K26];[.$AE26];[.$AY26])" office:value-type="float"/>
          <table:table-cell table:formula="of:=MEDIAN([.$L26];[.$AF26];[.$AZ26])" office:value-type="float"/>
          <table:table-cell table:formula="of:=MEDIAN([.$M26];[.$AG26];[.$BA26])" office:value-type="float"/>
          <table:table-cell table:formula="of:=MEDIAN([.$N26];[.$AH26];[.$BB26])" office:value-type="float"/>
          <table:table-cell table:formula="of:=MEDIAN([.$O26];[.$AI26];[.$BC26])" office:value-type="float"/>
          <table:table-cell table:formula="of:=MEDIAN([.$P26];[.$AJ26];[.$BD26])" office:value-type="float"/>
          <table:table-cell table:formula="of:=MEDIAN([.$Q26];[.$AK26];[.$BE26])" office:value-type="float"/>
          <table:table-cell table:formula="of:=MEDIAN([.$R26];[.$AL26];[.$BF26])" office:value-type="float"/>
          <table:table-cell table:formula="of:=MEDIAN([.$S26];[.$AM26];[.$BG26])" office:value-type="float"/>
          <table:table-cell table:formula="of:=MEDIAN([.$T26];[.$AN26];[.$BH26])" office:value-type="float"/>
          <table:table-cell table:formula="of:=MEDIAN([.$U26];[.$AO26];[.$BI26])" office:value-type="float"/>
          <table:table-cell table:formula="of:=MAX([.$B26];[.$V26];[.$AP26])" office:value-type="float"/>
          <table:table-cell table:formula="of:=MAX([.$C26];[.$W26];[.$AQ26])" office:value-type="float"/>
          <table:table-cell table:formula="of:=MAX([.$D26];[.$X26];[.$AR26])" office:value-type="float"/>
          <table:table-cell table:formula="of:=MAX([.$E26];[.$Y26];[.$AS26])" office:value-type="float"/>
          <table:table-cell table:formula="of:=MAX([.$F26];[.$Z26];[.$AT26])" office:value-type="float"/>
          <table:table-cell table:formula="of:=MAX([.$G26];[.$AA26];[.$AU26])" office:value-type="float"/>
          <table:table-cell table:formula="of:=MAX([.$H26];[.$AB26];[.$AV26])" office:value-type="float"/>
          <table:table-cell table:formula="of:=MAX([.$I26];[.$AC26];[.$AW26])" office:value-type="float"/>
          <table:table-cell table:formula="of:=MAX([.$J26];[.$AD26];[.$AX26])" office:value-type="float"/>
          <table:table-cell table:formula="of:=MAX([.$K26];[.$AE26];[.$AY26])" office:value-type="float"/>
          <table:table-cell table:formula="of:=MAX([.$L26];[.$AF26];[.$AZ26])" office:value-type="float"/>
          <table:table-cell table:formula="of:=MAX([.$M26];[.$AG26];[.$BA26])" office:value-type="float"/>
          <table:table-cell table:formula="of:=MAX([.$N26];[.$AH26];[.$BB26])" office:value-type="float"/>
          <table:table-cell table:formula="of:=MAX([.$O26];[.$AI26];[.$BC26])" office:value-type="float"/>
          <table:table-cell table:formula="of:=MAX([.$P26];[.$AJ26];[.$BD26])" office:value-type="float"/>
          <table:table-cell table:formula="of:=MAX([.$Q26];[.$AK26];[.$BE26])" office:value-type="float"/>
          <table:table-cell table:formula="of:=MAX([.$R26];[.$AL26];[.$BF26])" office:value-type="float"/>
          <table:table-cell table:formula="of:=MAX([.$S26];[.$AM26];[.$BG26])" office:value-type="float"/>
          <table:table-cell table:formula="of:=MAX([.$T26];[.$AN26];[.$BH26])" office:value-type="float"/>
          <table:table-cell table:formula="of:=MAX([.$U26];[.$AO26];[.$BI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759579"/>
          <table:table-cell office:value-type="float" office:value="0.48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0.0"/>
          <table:table-cell office:value-type="float" office:value="967.0"/>
          <table:table-cell office:value-type="float" office:value="35776.0"/>
          <table:table-cell office:value-type="float" office:value="123013.0"/>
          <table:table-cell office:value-type="float" office:value="1128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543.0"/>
          <table:table-cell office:value-type="float" office:value="84684.0"/>
          <table:table-cell office:value-type="float" office:value="58951.0"/>
          <table:table-cell office:value-type="float" office:value="54454.0"/>
          <table:table-cell office:value-type="float" office:value="62147.0"/>
          <table:table-cell office:value-type="float" office:value="164.0"/>
          <table:table-cell office:value-type="float" office:value="0.761168"/>
          <table:table-cell office:value-type="float" office:value="0.50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485.0"/>
          <table:table-cell office:value-type="float" office:value="35776.0"/>
          <table:table-cell office:value-type="float" office:value="123013.0"/>
          <table:table-cell office:value-type="float" office:value="113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543.0"/>
          <table:table-cell office:value-type="float" office:value="84684.0"/>
          <table:table-cell office:value-type="float" office:value="58951.0"/>
          <table:table-cell office:value-type="float" office:value="54454.0"/>
          <table:table-cell office:value-type="float" office:value="62147.0"/>
          <table:table-cell office:value-type="float" office:value="164.0"/>
          <table:table-cell office:value-type="float" office:value="0.63683"/>
          <table:table-cell office:value-type="float" office:value="0.34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61.0"/>
          <table:table-cell office:value-type="float" office:value="26560.0"/>
          <table:table-cell office:value-type="float" office:value="92397.0"/>
          <table:table-cell office:value-type="float" office:value="1004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222.0"/>
          <table:table-cell office:value-type="float" office:value="67863.0"/>
          <table:table-cell office:value-type="float" office:value="43966.0"/>
          <table:table-cell office:value-type="float" office:value="43362.0"/>
          <table:table-cell office:value-type="float" office:value="32263.0"/>
          <table:table-cell office:value-type="float" office:value="424.0"/>
          <table:table-cell table:formula="of:=MIN([.$B27];[.$V27];[.$AP27])" office:value-type="float"/>
          <table:table-cell table:formula="of:=MIN([.$C27];[.$W27];[.$AQ27])" office:value-type="float"/>
          <table:table-cell table:formula="of:=MIN([.$D27];[.$X27];[.$AR27])" office:value-type="float"/>
          <table:table-cell table:formula="of:=MIN([.$E27];[.$Y27];[.$AS27])" office:value-type="float"/>
          <table:table-cell table:formula="of:=MIN([.$F27];[.$Z27];[.$AT27])" office:value-type="float"/>
          <table:table-cell table:formula="of:=MIN([.$G27];[.$AA27];[.$AU27])" office:value-type="float"/>
          <table:table-cell table:formula="of:=MIN([.$H27];[.$AB27];[.$AV27])" office:value-type="float"/>
          <table:table-cell table:formula="of:=MIN([.$I27];[.$AC27];[.$AW27])" office:value-type="float"/>
          <table:table-cell table:formula="of:=MIN([.$J27];[.$AD27];[.$AX27])" office:value-type="float"/>
          <table:table-cell table:formula="of:=MIN([.$K27];[.$AE27];[.$AY27])" office:value-type="float"/>
          <table:table-cell table:formula="of:=MIN([.$L27];[.$AF27];[.$AZ27])" office:value-type="float"/>
          <table:table-cell table:formula="of:=MIN([.$M27];[.$AG27];[.$BA27])" office:value-type="float"/>
          <table:table-cell table:formula="of:=MIN([.$N27];[.$AH27];[.$BB27])" office:value-type="float"/>
          <table:table-cell table:formula="of:=MIN([.$O27];[.$AI27];[.$BC27])" office:value-type="float"/>
          <table:table-cell table:formula="of:=MIN([.$P27];[.$AJ27];[.$BD27])" office:value-type="float"/>
          <table:table-cell table:formula="of:=MIN([.$Q27];[.$AK27];[.$BE27])" office:value-type="float"/>
          <table:table-cell table:formula="of:=MIN([.$R27];[.$AL27];[.$BF27])" office:value-type="float"/>
          <table:table-cell table:formula="of:=MIN([.$S27];[.$AM27];[.$BG27])" office:value-type="float"/>
          <table:table-cell table:formula="of:=MIN([.$T27];[.$AN27];[.$BH27])" office:value-type="float"/>
          <table:table-cell table:formula="of:=MIN([.$U27];[.$AO27];[.$BI27])" office:value-type="float"/>
          <table:table-cell table:formula="of:=MEDIAN([.$B27];[.$V27];[.$AP27])" office:value-type="float"/>
          <table:table-cell table:formula="of:=MEDIAN([.$C27];[.$W27];[.$AQ27])" office:value-type="float"/>
          <table:table-cell table:formula="of:=MEDIAN([.$D27];[.$X27];[.$AR27])" office:value-type="float"/>
          <table:table-cell table:formula="of:=MEDIAN([.$E27];[.$Y27];[.$AS27])" office:value-type="float"/>
          <table:table-cell table:formula="of:=MEDIAN([.$F27];[.$Z27];[.$AT27])" office:value-type="float"/>
          <table:table-cell table:formula="of:=MEDIAN([.$G27];[.$AA27];[.$AU27])" office:value-type="float"/>
          <table:table-cell table:formula="of:=MEDIAN([.$H27];[.$AB27];[.$AV27])" office:value-type="float"/>
          <table:table-cell table:formula="of:=MEDIAN([.$I27];[.$AC27];[.$AW27])" office:value-type="float"/>
          <table:table-cell table:formula="of:=MEDIAN([.$J27];[.$AD27];[.$AX27])" office:value-type="float"/>
          <table:table-cell table:formula="of:=MEDIAN([.$K27];[.$AE27];[.$AY27])" office:value-type="float"/>
          <table:table-cell table:formula="of:=MEDIAN([.$L27];[.$AF27];[.$AZ27])" office:value-type="float"/>
          <table:table-cell table:formula="of:=MEDIAN([.$M27];[.$AG27];[.$BA27])" office:value-type="float"/>
          <table:table-cell table:formula="of:=MEDIAN([.$N27];[.$AH27];[.$BB27])" office:value-type="float"/>
          <table:table-cell table:formula="of:=MEDIAN([.$O27];[.$AI27];[.$BC27])" office:value-type="float"/>
          <table:table-cell table:formula="of:=MEDIAN([.$P27];[.$AJ27];[.$BD27])" office:value-type="float"/>
          <table:table-cell table:formula="of:=MEDIAN([.$Q27];[.$AK27];[.$BE27])" office:value-type="float"/>
          <table:table-cell table:formula="of:=MEDIAN([.$R27];[.$AL27];[.$BF27])" office:value-type="float"/>
          <table:table-cell table:formula="of:=MEDIAN([.$S27];[.$AM27];[.$BG27])" office:value-type="float"/>
          <table:table-cell table:formula="of:=MEDIAN([.$T27];[.$AN27];[.$BH27])" office:value-type="float"/>
          <table:table-cell table:formula="of:=MEDIAN([.$U27];[.$AO27];[.$BI27])" office:value-type="float"/>
          <table:table-cell table:formula="of:=MAX([.$B27];[.$V27];[.$AP27])" office:value-type="float"/>
          <table:table-cell table:formula="of:=MAX([.$C27];[.$W27];[.$AQ27])" office:value-type="float"/>
          <table:table-cell table:formula="of:=MAX([.$D27];[.$X27];[.$AR27])" office:value-type="float"/>
          <table:table-cell table:formula="of:=MAX([.$E27];[.$Y27];[.$AS27])" office:value-type="float"/>
          <table:table-cell table:formula="of:=MAX([.$F27];[.$Z27];[.$AT27])" office:value-type="float"/>
          <table:table-cell table:formula="of:=MAX([.$G27];[.$AA27];[.$AU27])" office:value-type="float"/>
          <table:table-cell table:formula="of:=MAX([.$H27];[.$AB27];[.$AV27])" office:value-type="float"/>
          <table:table-cell table:formula="of:=MAX([.$I27];[.$AC27];[.$AW27])" office:value-type="float"/>
          <table:table-cell table:formula="of:=MAX([.$J27];[.$AD27];[.$AX27])" office:value-type="float"/>
          <table:table-cell table:formula="of:=MAX([.$K27];[.$AE27];[.$AY27])" office:value-type="float"/>
          <table:table-cell table:formula="of:=MAX([.$L27];[.$AF27];[.$AZ27])" office:value-type="float"/>
          <table:table-cell table:formula="of:=MAX([.$M27];[.$AG27];[.$BA27])" office:value-type="float"/>
          <table:table-cell table:formula="of:=MAX([.$N27];[.$AH27];[.$BB27])" office:value-type="float"/>
          <table:table-cell table:formula="of:=MAX([.$O27];[.$AI27];[.$BC27])" office:value-type="float"/>
          <table:table-cell table:formula="of:=MAX([.$P27];[.$AJ27];[.$BD27])" office:value-type="float"/>
          <table:table-cell table:formula="of:=MAX([.$Q27];[.$AK27];[.$BE27])" office:value-type="float"/>
          <table:table-cell table:formula="of:=MAX([.$R27];[.$AL27];[.$BF27])" office:value-type="float"/>
          <table:table-cell table:formula="of:=MAX([.$S27];[.$AM27];[.$BG27])" office:value-type="float"/>
          <table:table-cell table:formula="of:=MAX([.$T27];[.$AN27];[.$BH27])" office:value-type="float"/>
          <table:table-cell table:formula="of:=MAX([.$U27];[.$AO27];[.$BI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J3:.$BJ27])^2)^0.5" office:value-type="float"/>
          <table:table-cell table:number-matrix-columns-spanned="1" table:number-matrix-rows-spanned="1" table:formula="of:=SUM(([.C3:.C27]-[.$BK3:.$BK27])^2)^0.5" office:value-type="float"/>
          <table:table-cell table:number-matrix-columns-spanned="1" table:number-matrix-rows-spanned="1" table:formula="of:=SUM(([.D3:.D27]-[.$BL3:.$BL27])^2)^0.5" office:value-type="float"/>
          <table:table-cell table:number-matrix-columns-spanned="1" table:number-matrix-rows-spanned="1" table:formula="of:=SUM(([.E3:.E27]-[.$BM3:.$BM27])^2)^0.5" office:value-type="float"/>
          <table:table-cell table:number-matrix-columns-spanned="1" table:number-matrix-rows-spanned="1" table:formula="of:=SUM(([.F3:.F27]-[.$BN3:.$BN27])^2)^0.5" office:value-type="float"/>
          <table:table-cell table:number-matrix-columns-spanned="1" table:number-matrix-rows-spanned="1" table:formula="of:=SUM(([.G3:.G27]-[.$BO3:.$BO27])^2)^0.5" office:value-type="float"/>
          <table:table-cell table:number-matrix-columns-spanned="1" table:number-matrix-rows-spanned="1" table:formula="of:=SUM(([.H3:.H27]-[.$BP3:.$BP27])^2)^0.5" office:value-type="float"/>
          <table:table-cell table:number-matrix-columns-spanned="1" table:number-matrix-rows-spanned="1" table:formula="of:=SUM(([.I3:.I27]-[.$BQ3:.$BQ27])^2)^0.5" office:value-type="float"/>
          <table:table-cell table:number-matrix-columns-spanned="1" table:number-matrix-rows-spanned="1" table:formula="of:=SUM(([.J3:.J27]-[.$BR3:.$BR27])^2)^0.5" office:value-type="float"/>
          <table:table-cell table:number-matrix-columns-spanned="1" table:number-matrix-rows-spanned="1" table:formula="of:=SUM(([.K3:.K27]-[.$BS3:.$BS27])^2)^0.5" office:value-type="float"/>
          <table:table-cell table:number-matrix-columns-spanned="1" table:number-matrix-rows-spanned="1" table:formula="of:=SUM(([.L3:.L27]-[.$BT3:.$BT27])^2)^0.5" office:value-type="float"/>
          <table:table-cell table:number-matrix-columns-spanned="1" table:number-matrix-rows-spanned="1" table:formula="of:=SUM(([.M3:.M27]-[.$BU3:.$BU27])^2)^0.5" office:value-type="float"/>
          <table:table-cell table:number-matrix-columns-spanned="1" table:number-matrix-rows-spanned="1" table:formula="of:=SUM(([.N3:.N27]-[.$BV3:.$BV27])^2)^0.5" office:value-type="float"/>
          <table:table-cell table:number-matrix-columns-spanned="1" table:number-matrix-rows-spanned="1" table:formula="of:=SUM(([.O3:.O27]-[.$BW3:.$BW27])^2)^0.5" office:value-type="float"/>
          <table:table-cell table:number-matrix-columns-spanned="1" table:number-matrix-rows-spanned="1" table:formula="of:=SUM(([.P3:.P27]-[.$BX3:.$BX27])^2)^0.5" office:value-type="float"/>
          <table:table-cell table:number-matrix-columns-spanned="1" table:number-matrix-rows-spanned="1" table:formula="of:=SUM(([.Q3:.Q27]-[.$BY3:.$BY27])^2)^0.5" office:value-type="float"/>
          <table:table-cell table:number-matrix-columns-spanned="1" table:number-matrix-rows-spanned="1" table:formula="of:=SUM(([.R3:.R27]-[.$BZ3:.$BZ27])^2)^0.5" office:value-type="float"/>
          <table:table-cell table:number-matrix-columns-spanned="1" table:number-matrix-rows-spanned="1" table:formula="of:=SUM(([.S3:.S27]-[.$CA3:.$CA27])^2)^0.5" office:value-type="float"/>
          <table:table-cell table:number-matrix-columns-spanned="1" table:number-matrix-rows-spanned="1" table:formula="of:=SUM(([.T3:.T27]-[.$CB3:.$CB27])^2)^0.5" office:value-type="float"/>
          <table:table-cell table:number-matrix-columns-spanned="1" table:number-matrix-rows-spanned="1" table:formula="of:=SUM(([.U3:.U27]-[.$CC3:.$CC27])^2)^0.5" office:value-type="float"/>
          <table:table-cell table:number-matrix-columns-spanned="1" table:number-matrix-rows-spanned="1" table:formula="of:=SUM(([.V3:.V27]-[.$BJ3:.$BJ27])^2)^0.5" office:value-type="float"/>
          <table:table-cell table:number-matrix-columns-spanned="1" table:number-matrix-rows-spanned="1" table:formula="of:=SUM(([.W3:.W27]-[.$BK3:.$BK27])^2)^0.5" office:value-type="float"/>
          <table:table-cell table:number-matrix-columns-spanned="1" table:number-matrix-rows-spanned="1" table:formula="of:=SUM(([.X3:.X27]-[.$BL3:.$BL27])^2)^0.5" office:value-type="float"/>
          <table:table-cell table:number-matrix-columns-spanned="1" table:number-matrix-rows-spanned="1" table:formula="of:=SUM(([.Y3:.Y27]-[.$BM3:.$BM27])^2)^0.5" office:value-type="float"/>
          <table:table-cell table:number-matrix-columns-spanned="1" table:number-matrix-rows-spanned="1" table:formula="of:=SUM(([.Z3:.Z27]-[.$BN3:.$BN27])^2)^0.5" office:value-type="float"/>
          <table:table-cell table:number-matrix-columns-spanned="1" table:number-matrix-rows-spanned="1" table:formula="of:=SUM(([.AA3:.AA27]-[.$BO3:.$BO27])^2)^0.5" office:value-type="float"/>
          <table:table-cell table:number-matrix-columns-spanned="1" table:number-matrix-rows-spanned="1" table:formula="of:=SUM(([.AB3:.AB27]-[.$BP3:.$BP27])^2)^0.5" office:value-type="float"/>
          <table:table-cell table:number-matrix-columns-spanned="1" table:number-matrix-rows-spanned="1" table:formula="of:=SUM(([.AC3:.AC27]-[.$BQ3:.$BQ27])^2)^0.5" office:value-type="float"/>
          <table:table-cell table:number-matrix-columns-spanned="1" table:number-matrix-rows-spanned="1" table:formula="of:=SUM(([.AD3:.AD27]-[.$BR3:.$BR27])^2)^0.5" office:value-type="float"/>
          <table:table-cell table:number-matrix-columns-spanned="1" table:number-matrix-rows-spanned="1" table:formula="of:=SUM(([.AE3:.AE27]-[.$BS3:.$BS27])^2)^0.5" office:value-type="float"/>
          <table:table-cell table:number-matrix-columns-spanned="1" table:number-matrix-rows-spanned="1" table:formula="of:=SUM(([.AF3:.AF27]-[.$BT3:.$BT27])^2)^0.5" office:value-type="float"/>
          <table:table-cell table:number-matrix-columns-spanned="1" table:number-matrix-rows-spanned="1" table:formula="of:=SUM(([.AG3:.AG27]-[.$BU3:.$BU27])^2)^0.5" office:value-type="float"/>
          <table:table-cell table:number-matrix-columns-spanned="1" table:number-matrix-rows-spanned="1" table:formula="of:=SUM(([.AH3:.AH27]-[.$BV3:.$BV27])^2)^0.5" office:value-type="float"/>
          <table:table-cell table:number-matrix-columns-spanned="1" table:number-matrix-rows-spanned="1" table:formula="of:=SUM(([.AI3:.AI27]-[.$BW3:.$BW27])^2)^0.5" office:value-type="float"/>
          <table:table-cell table:number-matrix-columns-spanned="1" table:number-matrix-rows-spanned="1" table:formula="of:=SUM(([.AJ3:.AJ27]-[.$BX3:.$BX27])^2)^0.5" office:value-type="float"/>
          <table:table-cell table:number-matrix-columns-spanned="1" table:number-matrix-rows-spanned="1" table:formula="of:=SUM(([.AK3:.AK27]-[.$BY3:.$BY27])^2)^0.5" office:value-type="float"/>
          <table:table-cell table:number-matrix-columns-spanned="1" table:number-matrix-rows-spanned="1" table:formula="of:=SUM(([.AL3:.AL27]-[.$BZ3:.$BZ27])^2)^0.5" office:value-type="float"/>
          <table:table-cell table:number-matrix-columns-spanned="1" table:number-matrix-rows-spanned="1" table:formula="of:=SUM(([.AM3:.AM27]-[.$CA3:.$CA27])^2)^0.5" office:value-type="float"/>
          <table:table-cell table:number-matrix-columns-spanned="1" table:number-matrix-rows-spanned="1" table:formula="of:=SUM(([.AN3:.AN27]-[.$CB3:.$CB27])^2)^0.5" office:value-type="float"/>
          <table:table-cell table:number-matrix-columns-spanned="1" table:number-matrix-rows-spanned="1" table:formula="of:=SUM(([.AO3:.AO27]-[.$CC3:.$CC27])^2)^0.5" office:value-type="float"/>
          <table:table-cell table:number-matrix-columns-spanned="1" table:number-matrix-rows-spanned="1" table:formula="of:=SUM(([.AP3:.AP27]-[.$BJ3:.$BJ27])^2)^0.5" office:value-type="float"/>
          <table:table-cell table:number-matrix-columns-spanned="1" table:number-matrix-rows-spanned="1" table:formula="of:=SUM(([.AQ3:.AQ27]-[.$BK3:.$BK27])^2)^0.5" office:value-type="float"/>
          <table:table-cell table:number-matrix-columns-spanned="1" table:number-matrix-rows-spanned="1" table:formula="of:=SUM(([.AR3:.AR27]-[.$BL3:.$BL27])^2)^0.5" office:value-type="float"/>
          <table:table-cell table:number-matrix-columns-spanned="1" table:number-matrix-rows-spanned="1" table:formula="of:=SUM(([.AS3:.AS27]-[.$BM3:.$BM27])^2)^0.5" office:value-type="float"/>
          <table:table-cell table:number-matrix-columns-spanned="1" table:number-matrix-rows-spanned="1" table:formula="of:=SUM(([.AT3:.AT27]-[.$BN3:.$BN27])^2)^0.5" office:value-type="float"/>
          <table:table-cell table:number-matrix-columns-spanned="1" table:number-matrix-rows-spanned="1" table:formula="of:=SUM(([.AU3:.AU27]-[.$BO3:.$BO27])^2)^0.5" office:value-type="float"/>
          <table:table-cell table:number-matrix-columns-spanned="1" table:number-matrix-rows-spanned="1" table:formula="of:=SUM(([.AV3:.AV27]-[.$BP3:.$BP27])^2)^0.5" office:value-type="float"/>
          <table:table-cell table:number-matrix-columns-spanned="1" table:number-matrix-rows-spanned="1" table:formula="of:=SUM(([.AW3:.AW27]-[.$BQ3:.$BQ27])^2)^0.5" office:value-type="float"/>
          <table:table-cell table:number-matrix-columns-spanned="1" table:number-matrix-rows-spanned="1" table:formula="of:=SUM(([.AX3:.AX27]-[.$BR3:.$BR27])^2)^0.5" office:value-type="float"/>
          <table:table-cell table:number-matrix-columns-spanned="1" table:number-matrix-rows-spanned="1" table:formula="of:=SUM(([.AY3:.AY27]-[.$BS3:.$BS27])^2)^0.5" office:value-type="float"/>
          <table:table-cell table:number-matrix-columns-spanned="1" table:number-matrix-rows-spanned="1" table:formula="of:=SUM(([.AZ3:.AZ27]-[.$BT3:.$BT27])^2)^0.5" office:value-type="float"/>
          <table:table-cell table:number-matrix-columns-spanned="1" table:number-matrix-rows-spanned="1" table:formula="of:=SUM(([.BA3:.BA27]-[.$BU3:.$BU27])^2)^0.5" office:value-type="float"/>
          <table:table-cell table:number-matrix-columns-spanned="1" table:number-matrix-rows-spanned="1" table:formula="of:=SUM(([.BB3:.BB27]-[.$BV3:.$BV27])^2)^0.5" office:value-type="float"/>
          <table:table-cell table:number-matrix-columns-spanned="1" table:number-matrix-rows-spanned="1" table:formula="of:=SUM(([.BC3:.BC27]-[.$BW3:.$BW27])^2)^0.5" office:value-type="float"/>
          <table:table-cell table:number-matrix-columns-spanned="1" table:number-matrix-rows-spanned="1" table:formula="of:=SUM(([.BD3:.BD27]-[.$BX3:.$BX27])^2)^0.5" office:value-type="float"/>
          <table:table-cell table:number-matrix-columns-spanned="1" table:number-matrix-rows-spanned="1" table:formula="of:=SUM(([.BE3:.BE27]-[.$BY3:.$BY27])^2)^0.5" office:value-type="float"/>
          <table:table-cell table:number-matrix-columns-spanned="1" table:number-matrix-rows-spanned="1" table:formula="of:=SUM(([.BF3:.BF27]-[.$BZ3:.$BZ27])^2)^0.5" office:value-type="float"/>
          <table:table-cell table:number-matrix-columns-spanned="1" table:number-matrix-rows-spanned="1" table:formula="of:=SUM(([.BG3:.BG27]-[.$CA3:.$CA27])^2)^0.5" office:value-type="float"/>
          <table:table-cell table:number-matrix-columns-spanned="1" table:number-matrix-rows-spanned="1" table:formula="of:=SUM(([.BH3:.BH27]-[.$CB3:.$CB27])^2)^0.5" office:value-type="float"/>
          <table:table-cell table:number-matrix-columns-spanned="1" table:number-matrix-rows-spanned="1" table:formula="of:=SUM(([.BI3:.BI27]-[.$CC3:.$C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  <table:table-cell table:number-matrix-columns-spanned="1" table:number-matrix-rows-spanned="1" table:formula="of:=SUM([.V3:.V27]=[.$BJ3:.$BJ27])" office:value-type="float"/>
          <table:table-cell table:number-matrix-columns-spanned="1" table:number-matrix-rows-spanned="1" table:formula="of:=SUM([.W3:.W27]=[.$BK3:.$BK27])" office:value-type="float"/>
          <table:table-cell table:number-matrix-columns-spanned="1" table:number-matrix-rows-spanned="1" table:formula="of:=SUM([.X3:.X27]=[.$BL3:.$BL27])" office:value-type="float"/>
          <table:table-cell table:number-matrix-columns-spanned="1" table:number-matrix-rows-spanned="1" table:formula="of:=SUM([.Y3:.Y27]=[.$BM3:.$BM27])" office:value-type="float"/>
          <table:table-cell table:number-matrix-columns-spanned="1" table:number-matrix-rows-spanned="1" table:formula="of:=SUM([.Z3:.Z27]=[.$BN3:.$BN27])" office:value-type="float"/>
          <table:table-cell table:number-matrix-columns-spanned="1" table:number-matrix-rows-spanned="1" table:formula="of:=SUM([.AA3:.AA27]=[.$BO3:.$BO27])" office:value-type="float"/>
          <table:table-cell table:number-matrix-columns-spanned="1" table:number-matrix-rows-spanned="1" table:formula="of:=SUM([.AB3:.AB27]=[.$BP3:.$BP27])" office:value-type="float"/>
          <table:table-cell table:number-matrix-columns-spanned="1" table:number-matrix-rows-spanned="1" table:formula="of:=SUM([.AC3:.AC27]=[.$BQ3:.$BQ27])" office:value-type="float"/>
          <table:table-cell table:number-matrix-columns-spanned="1" table:number-matrix-rows-spanned="1" table:formula="of:=SUM([.AD3:.AD27]=[.$BR3:.$BR27])" office:value-type="float"/>
          <table:table-cell table:number-matrix-columns-spanned="1" table:number-matrix-rows-spanned="1" table:formula="of:=SUM([.AE3:.AE27]=[.$BS3:.$BS27])" office:value-type="float"/>
          <table:table-cell table:number-matrix-columns-spanned="1" table:number-matrix-rows-spanned="1" table:formula="of:=SUM([.AF3:.AF27]=[.$BT3:.$BT27])" office:value-type="float"/>
          <table:table-cell table:number-matrix-columns-spanned="1" table:number-matrix-rows-spanned="1" table:formula="of:=SUM([.AG3:.AG27]=[.$BU3:.$BU27])" office:value-type="float"/>
          <table:table-cell table:number-matrix-columns-spanned="1" table:number-matrix-rows-spanned="1" table:formula="of:=SUM([.AH3:.AH27]=[.$BV3:.$BV27])" office:value-type="float"/>
          <table:table-cell table:number-matrix-columns-spanned="1" table:number-matrix-rows-spanned="1" table:formula="of:=SUM([.AI3:.AI27]=[.$BW3:.$BW27])" office:value-type="float"/>
          <table:table-cell table:number-matrix-columns-spanned="1" table:number-matrix-rows-spanned="1" table:formula="of:=SUM([.AJ3:.AJ27]=[.$BX3:.$BX27])" office:value-type="float"/>
          <table:table-cell table:number-matrix-columns-spanned="1" table:number-matrix-rows-spanned="1" table:formula="of:=SUM([.AK3:.AK27]=[.$BY3:.$BY27])" office:value-type="float"/>
          <table:table-cell table:number-matrix-columns-spanned="1" table:number-matrix-rows-spanned="1" table:formula="of:=SUM([.AL3:.AL27]=[.$BZ3:.$BZ27])" office:value-type="float"/>
          <table:table-cell table:number-matrix-columns-spanned="1" table:number-matrix-rows-spanned="1" table:formula="of:=SUM([.AM3:.AM27]=[.$CA3:.$CA27])" office:value-type="float"/>
          <table:table-cell table:number-matrix-columns-spanned="1" table:number-matrix-rows-spanned="1" table:formula="of:=SUM([.AN3:.AN27]=[.$CB3:.$CB27])" office:value-type="float"/>
          <table:table-cell table:number-matrix-columns-spanned="1" table:number-matrix-rows-spanned="1" table:formula="of:=SUM([.AO3:.AO27]=[.$CC3:.$CC27])" office:value-type="float"/>
          <table:table-cell table:number-matrix-columns-spanned="1" table:number-matrix-rows-spanned="1" table:formula="of:=SUM([.AP3:.AP27]=[.$BJ3:.$BJ27])" office:value-type="float"/>
          <table:table-cell table:number-matrix-columns-spanned="1" table:number-matrix-rows-spanned="1" table:formula="of:=SUM([.AQ3:.AQ27]=[.$BK3:.$BK27])" office:value-type="float"/>
          <table:table-cell table:number-matrix-columns-spanned="1" table:number-matrix-rows-spanned="1" table:formula="of:=SUM([.AR3:.AR27]=[.$BL3:.$BL27])" office:value-type="float"/>
          <table:table-cell table:number-matrix-columns-spanned="1" table:number-matrix-rows-spanned="1" table:formula="of:=SUM([.AS3:.AS27]=[.$BM3:.$BM27])" office:value-type="float"/>
          <table:table-cell table:number-matrix-columns-spanned="1" table:number-matrix-rows-spanned="1" table:formula="of:=SUM([.AT3:.AT27]=[.$BN3:.$BN27])" office:value-type="float"/>
          <table:table-cell table:number-matrix-columns-spanned="1" table:number-matrix-rows-spanned="1" table:formula="of:=SUM([.AU3:.AU27]=[.$BO3:.$BO27])" office:value-type="float"/>
          <table:table-cell table:number-matrix-columns-spanned="1" table:number-matrix-rows-spanned="1" table:formula="of:=SUM([.AV3:.AV27]=[.$BP3:.$BP27])" office:value-type="float"/>
          <table:table-cell table:number-matrix-columns-spanned="1" table:number-matrix-rows-spanned="1" table:formula="of:=SUM([.AW3:.AW27]=[.$BQ3:.$BQ27])" office:value-type="float"/>
          <table:table-cell table:number-matrix-columns-spanned="1" table:number-matrix-rows-spanned="1" table:formula="of:=SUM([.AX3:.AX27]=[.$BR3:.$BR27])" office:value-type="float"/>
          <table:table-cell table:number-matrix-columns-spanned="1" table:number-matrix-rows-spanned="1" table:formula="of:=SUM([.AY3:.AY27]=[.$BS3:.$BS27])" office:value-type="float"/>
          <table:table-cell table:number-matrix-columns-spanned="1" table:number-matrix-rows-spanned="1" table:formula="of:=SUM([.AZ3:.AZ27]=[.$BT3:.$BT27])" office:value-type="float"/>
          <table:table-cell table:number-matrix-columns-spanned="1" table:number-matrix-rows-spanned="1" table:formula="of:=SUM([.BA3:.BA27]=[.$BU3:.$BU27])" office:value-type="float"/>
          <table:table-cell table:number-matrix-columns-spanned="1" table:number-matrix-rows-spanned="1" table:formula="of:=SUM([.BB3:.BB27]=[.$BV3:.$BV27])" office:value-type="float"/>
          <table:table-cell table:number-matrix-columns-spanned="1" table:number-matrix-rows-spanned="1" table:formula="of:=SUM([.BC3:.BC27]=[.$BW3:.$BW27])" office:value-type="float"/>
          <table:table-cell table:number-matrix-columns-spanned="1" table:number-matrix-rows-spanned="1" table:formula="of:=SUM([.BD3:.BD27]=[.$BX3:.$BX27])" office:value-type="float"/>
          <table:table-cell table:number-matrix-columns-spanned="1" table:number-matrix-rows-spanned="1" table:formula="of:=SUM([.BE3:.BE27]=[.$BY3:.$BY27])" office:value-type="float"/>
          <table:table-cell table:number-matrix-columns-spanned="1" table:number-matrix-rows-spanned="1" table:formula="of:=SUM([.BF3:.BF27]=[.$BZ3:.$BZ27])" office:value-type="float"/>
          <table:table-cell table:number-matrix-columns-spanned="1" table:number-matrix-rows-spanned="1" table:formula="of:=SUM([.BG3:.BG27]=[.$CA3:.$CA27])" office:value-type="float"/>
          <table:table-cell table:number-matrix-columns-spanned="1" table:number-matrix-rows-spanned="1" table:formula="of:=SUM([.BH3:.BH27]=[.$CB3:.$CB27])" office:value-type="float"/>
          <table:table-cell table:number-matrix-columns-spanned="1" table:number-matrix-rows-spanned="1" table:formula="of:=SUM([.BI3:.BI27]=[.$CC3:.$C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D3:.$CD27])" office:value-type="float"/>
          <table:table-cell table:number-matrix-columns-spanned="1" table:number-matrix-rows-spanned="1" table:formula="of:=SUM([.C3:.C27]&lt;[.$CE3:.$CE27])" office:value-type="float"/>
          <table:table-cell table:number-matrix-columns-spanned="1" table:number-matrix-rows-spanned="1" table:formula="of:=SUM([.D3:.D27]&lt;[.$CF3:.$CF27])" office:value-type="float"/>
          <table:table-cell table:number-matrix-columns-spanned="1" table:number-matrix-rows-spanned="1" table:formula="of:=SUM([.E3:.E27]&lt;[.$CG3:.$CG27])" office:value-type="float"/>
          <table:table-cell table:number-matrix-columns-spanned="1" table:number-matrix-rows-spanned="1" table:formula="of:=SUM([.F3:.F27]&lt;[.$CH3:.$CH27])" office:value-type="float"/>
          <table:table-cell table:number-matrix-columns-spanned="1" table:number-matrix-rows-spanned="1" table:formula="of:=SUM([.G3:.G27]&lt;[.$CI3:.$CI27])" office:value-type="float"/>
          <table:table-cell table:number-matrix-columns-spanned="1" table:number-matrix-rows-spanned="1" table:formula="of:=SUM([.H3:.H27]&lt;[.$CJ3:.$CJ27])" office:value-type="float"/>
          <table:table-cell table:number-matrix-columns-spanned="1" table:number-matrix-rows-spanned="1" table:formula="of:=SUM([.I3:.I27]&lt;[.$CK3:.$CK27])" office:value-type="float"/>
          <table:table-cell table:number-matrix-columns-spanned="1" table:number-matrix-rows-spanned="1" table:formula="of:=SUM([.J3:.J27]&lt;[.$CL3:.$CL27])" office:value-type="float"/>
          <table:table-cell table:number-matrix-columns-spanned="1" table:number-matrix-rows-spanned="1" table:formula="of:=SUM([.K3:.K27]&lt;[.$CM3:.$CM27])" office:value-type="float"/>
          <table:table-cell table:number-matrix-columns-spanned="1" table:number-matrix-rows-spanned="1" table:formula="of:=SUM([.L3:.L27]&lt;[.$CN3:.$CN27])" office:value-type="float"/>
          <table:table-cell table:number-matrix-columns-spanned="1" table:number-matrix-rows-spanned="1" table:formula="of:=SUM([.M3:.M27]&lt;[.$CO3:.$CO27])" office:value-type="float"/>
          <table:table-cell table:number-matrix-columns-spanned="1" table:number-matrix-rows-spanned="1" table:formula="of:=SUM([.N3:.N27]&lt;[.$CP3:.$CP27])" office:value-type="float"/>
          <table:table-cell table:number-matrix-columns-spanned="1" table:number-matrix-rows-spanned="1" table:formula="of:=SUM([.O3:.O27]&lt;[.$CQ3:.$CQ27])" office:value-type="float"/>
          <table:table-cell table:number-matrix-columns-spanned="1" table:number-matrix-rows-spanned="1" table:formula="of:=SUM([.P3:.P27]&lt;[.$CR3:.$CR27])" office:value-type="float"/>
          <table:table-cell table:number-matrix-columns-spanned="1" table:number-matrix-rows-spanned="1" table:formula="of:=SUM([.Q3:.Q27]&lt;[.$CS3:.$CS27])" office:value-type="float"/>
          <table:table-cell table:number-matrix-columns-spanned="1" table:number-matrix-rows-spanned="1" table:formula="of:=SUM([.R3:.R27]&lt;[.$CT3:.$CT27])" office:value-type="float"/>
          <table:table-cell table:number-matrix-columns-spanned="1" table:number-matrix-rows-spanned="1" table:formula="of:=SUM([.S3:.S27]&lt;[.$CU3:.$CU27])" office:value-type="float"/>
          <table:table-cell table:number-matrix-columns-spanned="1" table:number-matrix-rows-spanned="1" table:formula="of:=SUM([.T3:.T27]&lt;[.$CV3:.$CV27])" office:value-type="float"/>
          <table:table-cell table:number-matrix-columns-spanned="1" table:number-matrix-rows-spanned="1" table:formula="of:=SUM([.U3:.U27]&lt;[.$CW3:.$CW27])" office:value-type="float"/>
          <table:table-cell table:number-matrix-columns-spanned="1" table:number-matrix-rows-spanned="1" table:formula="of:=SUM([.V3:.V27]&lt;[.$CD3:.$CD27])" office:value-type="float"/>
          <table:table-cell table:number-matrix-columns-spanned="1" table:number-matrix-rows-spanned="1" table:formula="of:=SUM([.W3:.W27]&lt;[.$CE3:.$CE27])" office:value-type="float"/>
          <table:table-cell table:number-matrix-columns-spanned="1" table:number-matrix-rows-spanned="1" table:formula="of:=SUM([.X3:.X27]&lt;[.$CF3:.$CF27])" office:value-type="float"/>
          <table:table-cell table:number-matrix-columns-spanned="1" table:number-matrix-rows-spanned="1" table:formula="of:=SUM([.Y3:.Y27]&lt;[.$CG3:.$CG27])" office:value-type="float"/>
          <table:table-cell table:number-matrix-columns-spanned="1" table:number-matrix-rows-spanned="1" table:formula="of:=SUM([.Z3:.Z27]&lt;[.$CH3:.$CH27])" office:value-type="float"/>
          <table:table-cell table:number-matrix-columns-spanned="1" table:number-matrix-rows-spanned="1" table:formula="of:=SUM([.AA3:.AA27]&lt;[.$CI3:.$CI27])" office:value-type="float"/>
          <table:table-cell table:number-matrix-columns-spanned="1" table:number-matrix-rows-spanned="1" table:formula="of:=SUM([.AB3:.AB27]&lt;[.$CJ3:.$CJ27])" office:value-type="float"/>
          <table:table-cell table:number-matrix-columns-spanned="1" table:number-matrix-rows-spanned="1" table:formula="of:=SUM([.AC3:.AC27]&lt;[.$CK3:.$CK27])" office:value-type="float"/>
          <table:table-cell table:number-matrix-columns-spanned="1" table:number-matrix-rows-spanned="1" table:formula="of:=SUM([.AD3:.AD27]&lt;[.$CL3:.$CL27])" office:value-type="float"/>
          <table:table-cell table:number-matrix-columns-spanned="1" table:number-matrix-rows-spanned="1" table:formula="of:=SUM([.AE3:.AE27]&lt;[.$CM3:.$CM27])" office:value-type="float"/>
          <table:table-cell table:number-matrix-columns-spanned="1" table:number-matrix-rows-spanned="1" table:formula="of:=SUM([.AF3:.AF27]&lt;[.$CN3:.$CN27])" office:value-type="float"/>
          <table:table-cell table:number-matrix-columns-spanned="1" table:number-matrix-rows-spanned="1" table:formula="of:=SUM([.AG3:.AG27]&lt;[.$CO3:.$CO27])" office:value-type="float"/>
          <table:table-cell table:number-matrix-columns-spanned="1" table:number-matrix-rows-spanned="1" table:formula="of:=SUM([.AH3:.AH27]&lt;[.$CP3:.$CP27])" office:value-type="float"/>
          <table:table-cell table:number-matrix-columns-spanned="1" table:number-matrix-rows-spanned="1" table:formula="of:=SUM([.AI3:.AI27]&lt;[.$CQ3:.$CQ27])" office:value-type="float"/>
          <table:table-cell table:number-matrix-columns-spanned="1" table:number-matrix-rows-spanned="1" table:formula="of:=SUM([.AJ3:.AJ27]&lt;[.$CR3:.$CR27])" office:value-type="float"/>
          <table:table-cell table:number-matrix-columns-spanned="1" table:number-matrix-rows-spanned="1" table:formula="of:=SUM([.AK3:.AK27]&lt;[.$CS3:.$CS27])" office:value-type="float"/>
          <table:table-cell table:number-matrix-columns-spanned="1" table:number-matrix-rows-spanned="1" table:formula="of:=SUM([.AL3:.AL27]&lt;[.$CT3:.$CT27])" office:value-type="float"/>
          <table:table-cell table:number-matrix-columns-spanned="1" table:number-matrix-rows-spanned="1" table:formula="of:=SUM([.AM3:.AM27]&lt;[.$CU3:.$CU27])" office:value-type="float"/>
          <table:table-cell table:number-matrix-columns-spanned="1" table:number-matrix-rows-spanned="1" table:formula="of:=SUM([.AN3:.AN27]&lt;[.$CV3:.$CV27])" office:value-type="float"/>
          <table:table-cell table:number-matrix-columns-spanned="1" table:number-matrix-rows-spanned="1" table:formula="of:=SUM([.AO3:.AO27]&lt;[.$CW3:.$CW27])" office:value-type="float"/>
          <table:table-cell table:number-matrix-columns-spanned="1" table:number-matrix-rows-spanned="1" table:formula="of:=SUM([.AP3:.AP27]&lt;[.$CD3:.$CD27])" office:value-type="float"/>
          <table:table-cell table:number-matrix-columns-spanned="1" table:number-matrix-rows-spanned="1" table:formula="of:=SUM([.AQ3:.AQ27]&lt;[.$CE3:.$CE27])" office:value-type="float"/>
          <table:table-cell table:number-matrix-columns-spanned="1" table:number-matrix-rows-spanned="1" table:formula="of:=SUM([.AR3:.AR27]&lt;[.$CF3:.$CF27])" office:value-type="float"/>
          <table:table-cell table:number-matrix-columns-spanned="1" table:number-matrix-rows-spanned="1" table:formula="of:=SUM([.AS3:.AS27]&lt;[.$CG3:.$CG27])" office:value-type="float"/>
          <table:table-cell table:number-matrix-columns-spanned="1" table:number-matrix-rows-spanned="1" table:formula="of:=SUM([.AT3:.AT27]&lt;[.$CH3:.$CH27])" office:value-type="float"/>
          <table:table-cell table:number-matrix-columns-spanned="1" table:number-matrix-rows-spanned="1" table:formula="of:=SUM([.AU3:.AU27]&lt;[.$CI3:.$CI27])" office:value-type="float"/>
          <table:table-cell table:number-matrix-columns-spanned="1" table:number-matrix-rows-spanned="1" table:formula="of:=SUM([.AV3:.AV27]&lt;[.$CJ3:.$CJ27])" office:value-type="float"/>
          <table:table-cell table:number-matrix-columns-spanned="1" table:number-matrix-rows-spanned="1" table:formula="of:=SUM([.AW3:.AW27]&lt;[.$CK3:.$CK27])" office:value-type="float"/>
          <table:table-cell table:number-matrix-columns-spanned="1" table:number-matrix-rows-spanned="1" table:formula="of:=SUM([.AX3:.AX27]&lt;[.$CL3:.$CL27])" office:value-type="float"/>
          <table:table-cell table:number-matrix-columns-spanned="1" table:number-matrix-rows-spanned="1" table:formula="of:=SUM([.AY3:.AY27]&lt;[.$CM3:.$CM27])" office:value-type="float"/>
          <table:table-cell table:number-matrix-columns-spanned="1" table:number-matrix-rows-spanned="1" table:formula="of:=SUM([.AZ3:.AZ27]&lt;[.$CN3:.$CN27])" office:value-type="float"/>
          <table:table-cell table:number-matrix-columns-spanned="1" table:number-matrix-rows-spanned="1" table:formula="of:=SUM([.BA3:.BA27]&lt;[.$CO3:.$CO27])" office:value-type="float"/>
          <table:table-cell table:number-matrix-columns-spanned="1" table:number-matrix-rows-spanned="1" table:formula="of:=SUM([.BB3:.BB27]&lt;[.$CP3:.$CP27])" office:value-type="float"/>
          <table:table-cell table:number-matrix-columns-spanned="1" table:number-matrix-rows-spanned="1" table:formula="of:=SUM([.BC3:.BC27]&lt;[.$CQ3:.$CQ27])" office:value-type="float"/>
          <table:table-cell table:number-matrix-columns-spanned="1" table:number-matrix-rows-spanned="1" table:formula="of:=SUM([.BD3:.BD27]&lt;[.$CR3:.$CR27])" office:value-type="float"/>
          <table:table-cell table:number-matrix-columns-spanned="1" table:number-matrix-rows-spanned="1" table:formula="of:=SUM([.BE3:.BE27]&lt;[.$CS3:.$CS27])" office:value-type="float"/>
          <table:table-cell table:number-matrix-columns-spanned="1" table:number-matrix-rows-spanned="1" table:formula="of:=SUM([.BF3:.BF27]&lt;[.$CT3:.$CT27])" office:value-type="float"/>
          <table:table-cell table:number-matrix-columns-spanned="1" table:number-matrix-rows-spanned="1" table:formula="of:=SUM([.BG3:.BG27]&lt;[.$CU3:.$CU27])" office:value-type="float"/>
          <table:table-cell table:number-matrix-columns-spanned="1" table:number-matrix-rows-spanned="1" table:formula="of:=SUM([.BH3:.BH27]&lt;[.$CV3:.$CV27])" office:value-type="float"/>
          <table:table-cell table:number-matrix-columns-spanned="1" table:number-matrix-rows-spanned="1" table:formula="of:=SUM([.BI3:.BI27]&lt;[.$CW3:.$CW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D3:.$CD27])" office:value-type="float"/>
          <table:table-cell table:number-matrix-columns-spanned="1" table:number-matrix-rows-spanned="1" table:formula="of:=SUM([.C3:.C27]&gt;[.$CE3:.$CE27])" office:value-type="float"/>
          <table:table-cell table:number-matrix-columns-spanned="1" table:number-matrix-rows-spanned="1" table:formula="of:=SUM([.D3:.D27]&gt;[.$CF3:.$CF27])" office:value-type="float"/>
          <table:table-cell table:number-matrix-columns-spanned="1" table:number-matrix-rows-spanned="1" table:formula="of:=SUM([.E3:.E27]&gt;[.$CG3:.$CG27])" office:value-type="float"/>
          <table:table-cell table:number-matrix-columns-spanned="1" table:number-matrix-rows-spanned="1" table:formula="of:=SUM([.F3:.F27]&gt;[.$CH3:.$CH27])" office:value-type="float"/>
          <table:table-cell table:number-matrix-columns-spanned="1" table:number-matrix-rows-spanned="1" table:formula="of:=SUM([.G3:.G27]&gt;[.$CI3:.$CI27])" office:value-type="float"/>
          <table:table-cell table:number-matrix-columns-spanned="1" table:number-matrix-rows-spanned="1" table:formula="of:=SUM([.H3:.H27]&gt;[.$CJ3:.$CJ27])" office:value-type="float"/>
          <table:table-cell table:number-matrix-columns-spanned="1" table:number-matrix-rows-spanned="1" table:formula="of:=SUM([.I3:.I27]&gt;[.$CK3:.$CK27])" office:value-type="float"/>
          <table:table-cell table:number-matrix-columns-spanned="1" table:number-matrix-rows-spanned="1" table:formula="of:=SUM([.J3:.J27]&gt;[.$CL3:.$CL27])" office:value-type="float"/>
          <table:table-cell table:number-matrix-columns-spanned="1" table:number-matrix-rows-spanned="1" table:formula="of:=SUM([.K3:.K27]&gt;[.$CM3:.$CM27])" office:value-type="float"/>
          <table:table-cell table:number-matrix-columns-spanned="1" table:number-matrix-rows-spanned="1" table:formula="of:=SUM([.L3:.L27]&gt;[.$CN3:.$CN27])" office:value-type="float"/>
          <table:table-cell table:number-matrix-columns-spanned="1" table:number-matrix-rows-spanned="1" table:formula="of:=SUM([.M3:.M27]&gt;[.$CO3:.$CO27])" office:value-type="float"/>
          <table:table-cell table:number-matrix-columns-spanned="1" table:number-matrix-rows-spanned="1" table:formula="of:=SUM([.N3:.N27]&gt;[.$CP3:.$CP27])" office:value-type="float"/>
          <table:table-cell table:number-matrix-columns-spanned="1" table:number-matrix-rows-spanned="1" table:formula="of:=SUM([.O3:.O27]&gt;[.$CQ3:.$CQ27])" office:value-type="float"/>
          <table:table-cell table:number-matrix-columns-spanned="1" table:number-matrix-rows-spanned="1" table:formula="of:=SUM([.P3:.P27]&gt;[.$CR3:.$CR27])" office:value-type="float"/>
          <table:table-cell table:number-matrix-columns-spanned="1" table:number-matrix-rows-spanned="1" table:formula="of:=SUM([.Q3:.Q27]&gt;[.$CS3:.$CS27])" office:value-type="float"/>
          <table:table-cell table:number-matrix-columns-spanned="1" table:number-matrix-rows-spanned="1" table:formula="of:=SUM([.R3:.R27]&gt;[.$CT3:.$CT27])" office:value-type="float"/>
          <table:table-cell table:number-matrix-columns-spanned="1" table:number-matrix-rows-spanned="1" table:formula="of:=SUM([.S3:.S27]&gt;[.$CU3:.$CU27])" office:value-type="float"/>
          <table:table-cell table:number-matrix-columns-spanned="1" table:number-matrix-rows-spanned="1" table:formula="of:=SUM([.T3:.T27]&gt;[.$CV3:.$CV27])" office:value-type="float"/>
          <table:table-cell table:number-matrix-columns-spanned="1" table:number-matrix-rows-spanned="1" table:formula="of:=SUM([.U3:.U27]&gt;[.$CW3:.$CW27])" office:value-type="float"/>
          <table:table-cell table:number-matrix-columns-spanned="1" table:number-matrix-rows-spanned="1" table:formula="of:=SUM([.V3:.V27]&gt;[.$CD3:.$CD27])" office:value-type="float"/>
          <table:table-cell table:number-matrix-columns-spanned="1" table:number-matrix-rows-spanned="1" table:formula="of:=SUM([.W3:.W27]&gt;[.$CE3:.$CE27])" office:value-type="float"/>
          <table:table-cell table:number-matrix-columns-spanned="1" table:number-matrix-rows-spanned="1" table:formula="of:=SUM([.X3:.X27]&gt;[.$CF3:.$CF27])" office:value-type="float"/>
          <table:table-cell table:number-matrix-columns-spanned="1" table:number-matrix-rows-spanned="1" table:formula="of:=SUM([.Y3:.Y27]&gt;[.$CG3:.$CG27])" office:value-type="float"/>
          <table:table-cell table:number-matrix-columns-spanned="1" table:number-matrix-rows-spanned="1" table:formula="of:=SUM([.Z3:.Z27]&gt;[.$CH3:.$CH27])" office:value-type="float"/>
          <table:table-cell table:number-matrix-columns-spanned="1" table:number-matrix-rows-spanned="1" table:formula="of:=SUM([.AA3:.AA27]&gt;[.$CI3:.$CI27])" office:value-type="float"/>
          <table:table-cell table:number-matrix-columns-spanned="1" table:number-matrix-rows-spanned="1" table:formula="of:=SUM([.AB3:.AB27]&gt;[.$CJ3:.$CJ27])" office:value-type="float"/>
          <table:table-cell table:number-matrix-columns-spanned="1" table:number-matrix-rows-spanned="1" table:formula="of:=SUM([.AC3:.AC27]&gt;[.$CK3:.$CK27])" office:value-type="float"/>
          <table:table-cell table:number-matrix-columns-spanned="1" table:number-matrix-rows-spanned="1" table:formula="of:=SUM([.AD3:.AD27]&gt;[.$CL3:.$CL27])" office:value-type="float"/>
          <table:table-cell table:number-matrix-columns-spanned="1" table:number-matrix-rows-spanned="1" table:formula="of:=SUM([.AE3:.AE27]&gt;[.$CM3:.$CM27])" office:value-type="float"/>
          <table:table-cell table:number-matrix-columns-spanned="1" table:number-matrix-rows-spanned="1" table:formula="of:=SUM([.AF3:.AF27]&gt;[.$CN3:.$CN27])" office:value-type="float"/>
          <table:table-cell table:number-matrix-columns-spanned="1" table:number-matrix-rows-spanned="1" table:formula="of:=SUM([.AG3:.AG27]&gt;[.$CO3:.$CO27])" office:value-type="float"/>
          <table:table-cell table:number-matrix-columns-spanned="1" table:number-matrix-rows-spanned="1" table:formula="of:=SUM([.AH3:.AH27]&gt;[.$CP3:.$CP27])" office:value-type="float"/>
          <table:table-cell table:number-matrix-columns-spanned="1" table:number-matrix-rows-spanned="1" table:formula="of:=SUM([.AI3:.AI27]&gt;[.$CQ3:.$CQ27])" office:value-type="float"/>
          <table:table-cell table:number-matrix-columns-spanned="1" table:number-matrix-rows-spanned="1" table:formula="of:=SUM([.AJ3:.AJ27]&gt;[.$CR3:.$CR27])" office:value-type="float"/>
          <table:table-cell table:number-matrix-columns-spanned="1" table:number-matrix-rows-spanned="1" table:formula="of:=SUM([.AK3:.AK27]&gt;[.$CS3:.$CS27])" office:value-type="float"/>
          <table:table-cell table:number-matrix-columns-spanned="1" table:number-matrix-rows-spanned="1" table:formula="of:=SUM([.AL3:.AL27]&gt;[.$CT3:.$CT27])" office:value-type="float"/>
          <table:table-cell table:number-matrix-columns-spanned="1" table:number-matrix-rows-spanned="1" table:formula="of:=SUM([.AM3:.AM27]&gt;[.$CU3:.$CU27])" office:value-type="float"/>
          <table:table-cell table:number-matrix-columns-spanned="1" table:number-matrix-rows-spanned="1" table:formula="of:=SUM([.AN3:.AN27]&gt;[.$CV3:.$CV27])" office:value-type="float"/>
          <table:table-cell table:number-matrix-columns-spanned="1" table:number-matrix-rows-spanned="1" table:formula="of:=SUM([.AO3:.AO27]&gt;[.$CW3:.$CW27])" office:value-type="float"/>
          <table:table-cell table:number-matrix-columns-spanned="1" table:number-matrix-rows-spanned="1" table:formula="of:=SUM([.AP3:.AP27]&gt;[.$CD3:.$CD27])" office:value-type="float"/>
          <table:table-cell table:number-matrix-columns-spanned="1" table:number-matrix-rows-spanned="1" table:formula="of:=SUM([.AQ3:.AQ27]&gt;[.$CE3:.$CE27])" office:value-type="float"/>
          <table:table-cell table:number-matrix-columns-spanned="1" table:number-matrix-rows-spanned="1" table:formula="of:=SUM([.AR3:.AR27]&gt;[.$CF3:.$CF27])" office:value-type="float"/>
          <table:table-cell table:number-matrix-columns-spanned="1" table:number-matrix-rows-spanned="1" table:formula="of:=SUM([.AS3:.AS27]&gt;[.$CG3:.$CG27])" office:value-type="float"/>
          <table:table-cell table:number-matrix-columns-spanned="1" table:number-matrix-rows-spanned="1" table:formula="of:=SUM([.AT3:.AT27]&gt;[.$CH3:.$CH27])" office:value-type="float"/>
          <table:table-cell table:number-matrix-columns-spanned="1" table:number-matrix-rows-spanned="1" table:formula="of:=SUM([.AU3:.AU27]&gt;[.$CI3:.$CI27])" office:value-type="float"/>
          <table:table-cell table:number-matrix-columns-spanned="1" table:number-matrix-rows-spanned="1" table:formula="of:=SUM([.AV3:.AV27]&gt;[.$CJ3:.$CJ27])" office:value-type="float"/>
          <table:table-cell table:number-matrix-columns-spanned="1" table:number-matrix-rows-spanned="1" table:formula="of:=SUM([.AW3:.AW27]&gt;[.$CK3:.$CK27])" office:value-type="float"/>
          <table:table-cell table:number-matrix-columns-spanned="1" table:number-matrix-rows-spanned="1" table:formula="of:=SUM([.AX3:.AX27]&gt;[.$CL3:.$CL27])" office:value-type="float"/>
          <table:table-cell table:number-matrix-columns-spanned="1" table:number-matrix-rows-spanned="1" table:formula="of:=SUM([.AY3:.AY27]&gt;[.$CM3:.$CM27])" office:value-type="float"/>
          <table:table-cell table:number-matrix-columns-spanned="1" table:number-matrix-rows-spanned="1" table:formula="of:=SUM([.AZ3:.AZ27]&gt;[.$CN3:.$CN27])" office:value-type="float"/>
          <table:table-cell table:number-matrix-columns-spanned="1" table:number-matrix-rows-spanned="1" table:formula="of:=SUM([.BA3:.BA27]&gt;[.$CO3:.$CO27])" office:value-type="float"/>
          <table:table-cell table:number-matrix-columns-spanned="1" table:number-matrix-rows-spanned="1" table:formula="of:=SUM([.BB3:.BB27]&gt;[.$CP3:.$CP27])" office:value-type="float"/>
          <table:table-cell table:number-matrix-columns-spanned="1" table:number-matrix-rows-spanned="1" table:formula="of:=SUM([.BC3:.BC27]&gt;[.$CQ3:.$CQ27])" office:value-type="float"/>
          <table:table-cell table:number-matrix-columns-spanned="1" table:number-matrix-rows-spanned="1" table:formula="of:=SUM([.BD3:.BD27]&gt;[.$CR3:.$CR27])" office:value-type="float"/>
          <table:table-cell table:number-matrix-columns-spanned="1" table:number-matrix-rows-spanned="1" table:formula="of:=SUM([.BE3:.BE27]&gt;[.$CS3:.$CS27])" office:value-type="float"/>
          <table:table-cell table:number-matrix-columns-spanned="1" table:number-matrix-rows-spanned="1" table:formula="of:=SUM([.BF3:.BF27]&gt;[.$CT3:.$CT27])" office:value-type="float"/>
          <table:table-cell table:number-matrix-columns-spanned="1" table:number-matrix-rows-spanned="1" table:formula="of:=SUM([.BG3:.BG27]&gt;[.$CU3:.$CU27])" office:value-type="float"/>
          <table:table-cell table:number-matrix-columns-spanned="1" table:number-matrix-rows-spanned="1" table:formula="of:=SUM([.BH3:.BH27]&gt;[.$CV3:.$CV27])" office:value-type="float"/>
          <table:table-cell table:number-matrix-columns-spanned="1" table:number-matrix-rows-spanned="1" table:formula="of:=SUM([.BI3:.BI27]&gt;[.$CW3:.$CW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CX3:.$CX27])" office:value-type="float"/>
          <table:table-cell table:number-matrix-columns-spanned="1" table:number-matrix-rows-spanned="1" table:formula="of:=SUM([.C3:.C27]=[.$CY3:.$CY27])" office:value-type="float"/>
          <table:table-cell table:number-matrix-columns-spanned="1" table:number-matrix-rows-spanned="1" table:formula="of:=SUM([.D3:.D27]=[.$CZ3:.$CZ27])" office:value-type="float"/>
          <table:table-cell table:number-matrix-columns-spanned="1" table:number-matrix-rows-spanned="1" table:formula="of:=SUM([.E3:.E27]=[.$DA3:.$DA27])" office:value-type="float"/>
          <table:table-cell table:number-matrix-columns-spanned="1" table:number-matrix-rows-spanned="1" table:formula="of:=SUM([.F3:.F27]=[.$DB3:.$DB27])" office:value-type="float"/>
          <table:table-cell table:number-matrix-columns-spanned="1" table:number-matrix-rows-spanned="1" table:formula="of:=SUM([.G3:.G27]=[.$DC3:.$DC27])" office:value-type="float"/>
          <table:table-cell table:number-matrix-columns-spanned="1" table:number-matrix-rows-spanned="1" table:formula="of:=SUM([.H3:.H27]=[.$DD3:.$DD27])" office:value-type="float"/>
          <table:table-cell table:number-matrix-columns-spanned="1" table:number-matrix-rows-spanned="1" table:formula="of:=SUM([.I3:.I27]=[.$DE3:.$DE27])" office:value-type="float"/>
          <table:table-cell table:number-matrix-columns-spanned="1" table:number-matrix-rows-spanned="1" table:formula="of:=SUM([.J3:.J27]=[.$DF3:.$DF27])" office:value-type="float"/>
          <table:table-cell table:number-matrix-columns-spanned="1" table:number-matrix-rows-spanned="1" table:formula="of:=SUM([.K3:.K27]=[.$DG3:.$DG27])" office:value-type="float"/>
          <table:table-cell table:number-matrix-columns-spanned="1" table:number-matrix-rows-spanned="1" table:formula="of:=SUM([.L3:.L27]=[.$DH3:.$DH27])" office:value-type="float"/>
          <table:table-cell table:number-matrix-columns-spanned="1" table:number-matrix-rows-spanned="1" table:formula="of:=SUM([.M3:.M27]=[.$DI3:.$DI27])" office:value-type="float"/>
          <table:table-cell table:number-matrix-columns-spanned="1" table:number-matrix-rows-spanned="1" table:formula="of:=SUM([.N3:.N27]=[.$DJ3:.$DJ27])" office:value-type="float"/>
          <table:table-cell table:number-matrix-columns-spanned="1" table:number-matrix-rows-spanned="1" table:formula="of:=SUM([.O3:.O27]=[.$DK3:.$DK27])" office:value-type="float"/>
          <table:table-cell table:number-matrix-columns-spanned="1" table:number-matrix-rows-spanned="1" table:formula="of:=SUM([.P3:.P27]=[.$DL3:.$DL27])" office:value-type="float"/>
          <table:table-cell table:number-matrix-columns-spanned="1" table:number-matrix-rows-spanned="1" table:formula="of:=SUM([.Q3:.Q27]=[.$DM3:.$DM27])" office:value-type="float"/>
          <table:table-cell table:number-matrix-columns-spanned="1" table:number-matrix-rows-spanned="1" table:formula="of:=SUM([.R3:.R27]=[.$DN3:.$DN27])" office:value-type="float"/>
          <table:table-cell table:number-matrix-columns-spanned="1" table:number-matrix-rows-spanned="1" table:formula="of:=SUM([.S3:.S27]=[.$DO3:.$DO27])" office:value-type="float"/>
          <table:table-cell table:number-matrix-columns-spanned="1" table:number-matrix-rows-spanned="1" table:formula="of:=SUM([.T3:.T27]=[.$DP3:.$DP27])" office:value-type="float"/>
          <table:table-cell table:number-matrix-columns-spanned="1" table:number-matrix-rows-spanned="1" table:formula="of:=SUM([.U3:.U27]=[.$DQ3:.$DQ27])" office:value-type="float"/>
          <table:table-cell table:number-matrix-columns-spanned="1" table:number-matrix-rows-spanned="1" table:formula="of:=SUM([.V3:.V27]=[.$CX3:.$CX27])" office:value-type="float"/>
          <table:table-cell table:number-matrix-columns-spanned="1" table:number-matrix-rows-spanned="1" table:formula="of:=SUM([.W3:.W27]=[.$CY3:.$CY27])" office:value-type="float"/>
          <table:table-cell table:number-matrix-columns-spanned="1" table:number-matrix-rows-spanned="1" table:formula="of:=SUM([.X3:.X27]=[.$CZ3:.$CZ27])" office:value-type="float"/>
          <table:table-cell table:number-matrix-columns-spanned="1" table:number-matrix-rows-spanned="1" table:formula="of:=SUM([.Y3:.Y27]=[.$DA3:.$DA27])" office:value-type="float"/>
          <table:table-cell table:number-matrix-columns-spanned="1" table:number-matrix-rows-spanned="1" table:formula="of:=SUM([.Z3:.Z27]=[.$DB3:.$DB27])" office:value-type="float"/>
          <table:table-cell table:number-matrix-columns-spanned="1" table:number-matrix-rows-spanned="1" table:formula="of:=SUM([.AA3:.AA27]=[.$DC3:.$DC27])" office:value-type="float"/>
          <table:table-cell table:number-matrix-columns-spanned="1" table:number-matrix-rows-spanned="1" table:formula="of:=SUM([.AB3:.AB27]=[.$DD3:.$DD27])" office:value-type="float"/>
          <table:table-cell table:number-matrix-columns-spanned="1" table:number-matrix-rows-spanned="1" table:formula="of:=SUM([.AC3:.AC27]=[.$DE3:.$DE27])" office:value-type="float"/>
          <table:table-cell table:number-matrix-columns-spanned="1" table:number-matrix-rows-spanned="1" table:formula="of:=SUM([.AD3:.AD27]=[.$DF3:.$DF27])" office:value-type="float"/>
          <table:table-cell table:number-matrix-columns-spanned="1" table:number-matrix-rows-spanned="1" table:formula="of:=SUM([.AE3:.AE27]=[.$DG3:.$DG27])" office:value-type="float"/>
          <table:table-cell table:number-matrix-columns-spanned="1" table:number-matrix-rows-spanned="1" table:formula="of:=SUM([.AF3:.AF27]=[.$DH3:.$DH27])" office:value-type="float"/>
          <table:table-cell table:number-matrix-columns-spanned="1" table:number-matrix-rows-spanned="1" table:formula="of:=SUM([.AG3:.AG27]=[.$DI3:.$DI27])" office:value-type="float"/>
          <table:table-cell table:number-matrix-columns-spanned="1" table:number-matrix-rows-spanned="1" table:formula="of:=SUM([.AH3:.AH27]=[.$DJ3:.$DJ27])" office:value-type="float"/>
          <table:table-cell table:number-matrix-columns-spanned="1" table:number-matrix-rows-spanned="1" table:formula="of:=SUM([.AI3:.AI27]=[.$DK3:.$DK27])" office:value-type="float"/>
          <table:table-cell table:number-matrix-columns-spanned="1" table:number-matrix-rows-spanned="1" table:formula="of:=SUM([.AJ3:.AJ27]=[.$DL3:.$DL27])" office:value-type="float"/>
          <table:table-cell table:number-matrix-columns-spanned="1" table:number-matrix-rows-spanned="1" table:formula="of:=SUM([.AK3:.AK27]=[.$DM3:.$DM27])" office:value-type="float"/>
          <table:table-cell table:number-matrix-columns-spanned="1" table:number-matrix-rows-spanned="1" table:formula="of:=SUM([.AL3:.AL27]=[.$DN3:.$DN27])" office:value-type="float"/>
          <table:table-cell table:number-matrix-columns-spanned="1" table:number-matrix-rows-spanned="1" table:formula="of:=SUM([.AM3:.AM27]=[.$DO3:.$DO27])" office:value-type="float"/>
          <table:table-cell table:number-matrix-columns-spanned="1" table:number-matrix-rows-spanned="1" table:formula="of:=SUM([.AN3:.AN27]=[.$DP3:.$DP27])" office:value-type="float"/>
          <table:table-cell table:number-matrix-columns-spanned="1" table:number-matrix-rows-spanned="1" table:formula="of:=SUM([.AO3:.AO27]=[.$DQ3:.$DQ27])" office:value-type="float"/>
          <table:table-cell table:number-matrix-columns-spanned="1" table:number-matrix-rows-spanned="1" table:formula="of:=SUM([.AP3:.AP27]=[.$CX3:.$CX27])" office:value-type="float"/>
          <table:table-cell table:number-matrix-columns-spanned="1" table:number-matrix-rows-spanned="1" table:formula="of:=SUM([.AQ3:.AQ27]=[.$CY3:.$CY27])" office:value-type="float"/>
          <table:table-cell table:number-matrix-columns-spanned="1" table:number-matrix-rows-spanned="1" table:formula="of:=SUM([.AR3:.AR27]=[.$CZ3:.$CZ27])" office:value-type="float"/>
          <table:table-cell table:number-matrix-columns-spanned="1" table:number-matrix-rows-spanned="1" table:formula="of:=SUM([.AS3:.AS27]=[.$DA3:.$DA27])" office:value-type="float"/>
          <table:table-cell table:number-matrix-columns-spanned="1" table:number-matrix-rows-spanned="1" table:formula="of:=SUM([.AT3:.AT27]=[.$DB3:.$DB27])" office:value-type="float"/>
          <table:table-cell table:number-matrix-columns-spanned="1" table:number-matrix-rows-spanned="1" table:formula="of:=SUM([.AU3:.AU27]=[.$DC3:.$DC27])" office:value-type="float"/>
          <table:table-cell table:number-matrix-columns-spanned="1" table:number-matrix-rows-spanned="1" table:formula="of:=SUM([.AV3:.AV27]=[.$DD3:.$DD27])" office:value-type="float"/>
          <table:table-cell table:number-matrix-columns-spanned="1" table:number-matrix-rows-spanned="1" table:formula="of:=SUM([.AW3:.AW27]=[.$DE3:.$DE27])" office:value-type="float"/>
          <table:table-cell table:number-matrix-columns-spanned="1" table:number-matrix-rows-spanned="1" table:formula="of:=SUM([.AX3:.AX27]=[.$DF3:.$DF27])" office:value-type="float"/>
          <table:table-cell table:number-matrix-columns-spanned="1" table:number-matrix-rows-spanned="1" table:formula="of:=SUM([.AY3:.AY27]=[.$DG3:.$DG27])" office:value-type="float"/>
          <table:table-cell table:number-matrix-columns-spanned="1" table:number-matrix-rows-spanned="1" table:formula="of:=SUM([.AZ3:.AZ27]=[.$DH3:.$DH27])" office:value-type="float"/>
          <table:table-cell table:number-matrix-columns-spanned="1" table:number-matrix-rows-spanned="1" table:formula="of:=SUM([.BA3:.BA27]=[.$DI3:.$DI27])" office:value-type="float"/>
          <table:table-cell table:number-matrix-columns-spanned="1" table:number-matrix-rows-spanned="1" table:formula="of:=SUM([.BB3:.BB27]=[.$DJ3:.$DJ27])" office:value-type="float"/>
          <table:table-cell table:number-matrix-columns-spanned="1" table:number-matrix-rows-spanned="1" table:formula="of:=SUM([.BC3:.BC27]=[.$DK3:.$DK27])" office:value-type="float"/>
          <table:table-cell table:number-matrix-columns-spanned="1" table:number-matrix-rows-spanned="1" table:formula="of:=SUM([.BD3:.BD27]=[.$DL3:.$DL27])" office:value-type="float"/>
          <table:table-cell table:number-matrix-columns-spanned="1" table:number-matrix-rows-spanned="1" table:formula="of:=SUM([.BE3:.BE27]=[.$DM3:.$DM27])" office:value-type="float"/>
          <table:table-cell table:number-matrix-columns-spanned="1" table:number-matrix-rows-spanned="1" table:formula="of:=SUM([.BF3:.BF27]=[.$DN3:.$DN27])" office:value-type="float"/>
          <table:table-cell table:number-matrix-columns-spanned="1" table:number-matrix-rows-spanned="1" table:formula="of:=SUM([.BG3:.BG27]=[.$DO3:.$DO27])" office:value-type="float"/>
          <table:table-cell table:number-matrix-columns-spanned="1" table:number-matrix-rows-spanned="1" table:formula="of:=SUM([.BH3:.BH27]=[.$DP3:.$DP27])" office:value-type="float"/>
          <table:table-cell table:number-matrix-columns-spanned="1" table:number-matrix-rows-spanned="1" table:formula="of:=SUM([.BI3:.BI27]=[.$DQ3:.$DQ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SUM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SUM([Instances.AT23:Instances.AT27])" office:value-type="float"/>
          <table:table-cell table:formula="of:=AVERAGE([Instances.AU23:Instances.AU27])" office:value-type="float"/>
          <table:table-cell table:formula="of:=AVERAGE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